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0000907259712348285" calcext:value-type="float">
            <text:p>9.07E-05</text:p>
          </table:table-cell>
          <table:table-cell table:style-name="ce1" office:value-type="float" office:value="0.000010930262665142" calcext:value-type="float">
            <text:p>1.09E-05</text:p>
          </table:table-cell>
          <table:table-cell table:style-name="ce1" office:value-type="float" office:value="0.0000814084158663468" calcext:value-type="float">
            <text:p>8.14E-05</text:p>
          </table:table-cell>
          <table:table-cell office:value-type="float" office:value="0.000000422575344441521" calcext:value-type="float">
            <text:p>4.23E-07</text:p>
          </table:table-cell>
          <table:table-cell office:value-type="float" office:value="0.0000021574651130592" calcext:value-type="float">
            <text:p>2.16E-06</text:p>
          </table:table-cell>
          <table:table-cell table:style-name="ce1" office:value-type="float" office:value="0.0000407042070099613" calcext:value-type="float">
            <text:p>4.07E-05</text:p>
          </table:table-cell>
          <table:table-cell office:value-type="float" office:value="0.999999999169167" calcext:value-type="float">
            <text:p>0.999999999169167</text:p>
          </table:table-cell>
        </table:table-row>
        <table:table-row table:style-name="ro1">
          <table:table-cell table:style-name="ce1" office:value-type="float" office:value="0.0000907259712348285" calcext:value-type="float">
            <text:p>9.07E-05</text:p>
          </table:table-cell>
          <table:table-cell table:style-name="ce1" office:value-type="float" office:value="0.000010930262665142" calcext:value-type="float">
            <text:p>1.09E-05</text:p>
          </table:table-cell>
          <table:table-cell table:style-name="ce1" office:value-type="float" office:value="0.0000814084158663468" calcext:value-type="float">
            <text:p>8.14E-05</text:p>
          </table:table-cell>
          <table:table-cell office:value-type="float" office:value="0.000000422575344441521" calcext:value-type="float">
            <text:p>4.23E-07</text:p>
          </table:table-cell>
          <table:table-cell office:value-type="float" office:value="0.0000021574651130592" calcext:value-type="float">
            <text:p>2.16E-06</text:p>
          </table:table-cell>
          <table:table-cell table:style-name="ce1" office:value-type="float" office:value="0.0000407042070099613" calcext:value-type="float">
            <text:p>4.07E-05</text:p>
          </table:table-cell>
          <table:table-cell office:value-type="float" office:value="0.999999999169167" calcext:value-type="float">
            <text:p>0.999999999169167</text:p>
          </table:table-cell>
        </table:table-row>
        <table:table-row table:style-name="ro1">
          <table:table-cell table:style-name="ce1" office:value-type="float" office:value="0.0000921957543459362" calcext:value-type="float">
            <text:p>9.22E-05</text:p>
          </table:table-cell>
          <table:table-cell table:style-name="ce1" office:value-type="float" office:value="0.0000110598798980478" calcext:value-type="float">
            <text:p>1.11E-05</text:p>
          </table:table-cell>
          <table:table-cell table:style-name="ce1" office:value-type="float" office:value="0.0000826664762149484" calcext:value-type="float">
            <text:p>8.27E-05</text:p>
          </table:table-cell>
          <table:table-cell office:value-type="float" office:value="0.000000445411484359422" calcext:value-type="float">
            <text:p>4.45E-07</text:p>
          </table:table-cell>
          <table:table-cell office:value-type="float" office:value="0.00000216199063222735" calcext:value-type="float">
            <text:p>2.16E-06</text:p>
          </table:table-cell>
          <table:table-cell table:style-name="ce1" office:value-type="float" office:value="0.0000413332371324438" calcext:value-type="float">
            <text:p>4.13E-05</text:p>
          </table:table-cell>
          <table:table-cell office:value-type="float" office:value="0.999999999143346" calcext:value-type="float">
            <text:p>0.999999999143346</text:p>
          </table:table-cell>
        </table:table-row>
        <table:table-row table:style-name="ro1">
          <table:table-cell table:style-name="ce1" office:value-type="float" office:value="0.0000936009186892628" calcext:value-type="float">
            <text:p>9.36E-05</text:p>
          </table:table-cell>
          <table:table-cell table:style-name="ce1" office:value-type="float" office:value="0.0000109698897537735" calcext:value-type="float">
            <text:p>1.10E-05</text:p>
          </table:table-cell>
          <table:table-cell table:style-name="ce1" office:value-type="float" office:value="0.0000840441358399439" calcext:value-type="float">
            <text:p>8.40E-05</text:p>
          </table:table-cell>
          <table:table-cell office:value-type="float" office:value="0.000000193212265998599" calcext:value-type="float">
            <text:p>1.93E-07</text:p>
          </table:table-cell>
          <table:table-cell office:value-type="float" office:value="0.00000230618350406908" calcext:value-type="float">
            <text:p>2.31E-06</text:p>
          </table:table-cell>
          <table:table-cell table:style-name="ce1" office:value-type="float" office:value="0.0000420220674616871" calcext:value-type="float">
            <text:p>4.20E-05</text:p>
          </table:table-cell>
          <table:table-cell office:value-type="float" office:value="0.999999999114395" calcext:value-type="float">
            <text:p>0.999999999114395</text:p>
          </table:table-cell>
        </table:table-row>
        <table:table-row table:style-name="ro1">
          <table:table-cell table:style-name="ce1" office:value-type="float" office:value="0.0000950739551484059" calcext:value-type="float">
            <text:p>9.51E-05</text:p>
          </table:table-cell>
          <table:table-cell table:style-name="ce1" office:value-type="float" office:value="0.0000110794304342149" calcext:value-type="float">
            <text:p>1.11E-05</text:p>
          </table:table-cell>
          <table:table-cell table:style-name="ce1" office:value-type="float" office:value="0.0000853286702308225" calcext:value-type="float">
            <text:p>8.53E-05</text:p>
          </table:table-cell>
          <table:table-cell office:value-type="float" office:value="0.00000020386979759484" calcext:value-type="float">
            <text:p>2.04E-07</text:p>
          </table:table-cell>
          <table:table-cell office:value-type="float" office:value="0.00000230823703377797" calcext:value-type="float">
            <text:p>2.31E-06</text:p>
          </table:table-cell>
          <table:table-cell table:style-name="ce1" office:value-type="float" office:value="0.0000426643346315481" calcext:value-type="float">
            <text:p>4.27E-05</text:p>
          </table:table-cell>
          <table:table-cell office:value-type="float" office:value="0.999999999087193" calcext:value-type="float">
            <text:p>0.999999999087193</text:p>
          </table:table-cell>
        </table:table-row>
        <table:table-row table:style-name="ro1">
          <table:table-cell table:style-name="ce1" office:value-type="float" office:value="0.0000965246609971882" calcext:value-type="float">
            <text:p>9.65E-05</text:p>
          </table:table-cell>
          <table:table-cell table:style-name="ce1" office:value-type="float" office:value="0.0000111920262646363" calcext:value-type="float">
            <text:p>1.12E-05</text:p>
          </table:table-cell>
          <table:table-cell table:style-name="ce1" office:value-type="float" office:value="0.000086622191166637" calcext:value-type="float">
            <text:p>8.66E-05</text:p>
          </table:table-cell>
          <table:table-cell office:value-type="float" office:value="0.000000212508797089975" calcext:value-type="float">
            <text:p>2.13E-07</text:p>
          </table:table-cell>
          <table:table-cell office:value-type="float" office:value="0.00000230990720679064" calcext:value-type="float">
            <text:p>2.31E-06</text:p>
          </table:table-cell>
          <table:table-cell table:style-name="ce1" office:value-type="float" office:value="0.0000433110950785563" calcext:value-type="float">
            <text:p>4.33E-05</text:p>
          </table:table-cell>
          <table:table-cell office:value-type="float" office:value="0.999999999059384" calcext:value-type="float">
            <text:p>0.999999999059384</text:p>
          </table:table-cell>
        </table:table-row>
        <table:table-row table:style-name="ro1">
          <table:table-cell table:style-name="ce1" office:value-type="float" office:value="0.0000990356286168503" calcext:value-type="float">
            <text:p>9.90E-05</text:p>
          </table:table-cell>
          <table:table-cell table:style-name="ce1" office:value-type="float" office:value="0.0000112656184895188" calcext:value-type="float">
            <text:p>1.13E-05</text:p>
          </table:table-cell>
          <table:table-cell table:style-name="ce1" office:value-type="float" office:value="0.0000896615493990901" calcext:value-type="float">
            <text:p>8.97E-05</text:p>
          </table:table-cell>
          <table:table-cell office:value-type="float" office:value="0.000000063095148027763" calcext:value-type="float">
            <text:p>6.31E-08</text:p>
          </table:table-cell>
          <table:table-cell office:value-type="float" office:value="0.00000193446054146336" calcext:value-type="float">
            <text:p>1.93E-06</text:p>
          </table:table-cell>
          <table:table-cell table:style-name="ce1" office:value-type="float" office:value="0.0000448307745622217" calcext:value-type="float">
            <text:p>4.48E-05</text:p>
          </table:table-cell>
          <table:table-cell office:value-type="float" office:value="0.999999998993228" calcext:value-type="float">
            <text:p>0.999999998993228</text:p>
          </table:table-cell>
        </table:table-row>
        <table:table-row table:style-name="ro1">
          <table:table-cell office:value-type="float" office:value="0.000100951496780299" calcext:value-type="float">
            <text:p>0.00010095149678</text:p>
          </table:table-cell>
          <table:table-cell table:style-name="ce1" office:value-type="float" office:value="0.0000115656612908602" calcext:value-type="float">
            <text:p>1.16E-05</text:p>
          </table:table-cell>
          <table:table-cell table:style-name="ce1" office:value-type="float" office:value="0.00009086971485422" calcext:value-type="float">
            <text:p>9.09E-05</text:p>
          </table:table-cell>
          <table:table-cell office:value-type="float" office:value="0.000000347198285619811" calcext:value-type="float">
            <text:p>3.47E-07</text:p>
          </table:table-cell>
          <table:table-cell office:value-type="float" office:value="0.00000214238801379715" calcext:value-type="float">
            <text:p>2.14E-06</text:p>
          </table:table-cell>
          <table:table-cell table:style-name="ce1" office:value-type="float" office:value="0.0000454348566673344" calcext:value-type="float">
            <text:p>4.54E-05</text:p>
          </table:table-cell>
          <table:table-cell office:value-type="float" office:value="0.999999998965482" calcext:value-type="float">
            <text:p>0.999999998965482</text:p>
          </table:table-cell>
        </table:table-row>
        <table:table-row table:style-name="ro1">
          <table:table-cell office:value-type="float" office:value="0.000102424922435007" calcext:value-type="float">
            <text:p>0.000102424922435</text:p>
          </table:table-cell>
          <table:table-cell table:style-name="ce1" office:value-type="float" office:value="0.0000114990695207122" calcext:value-type="float">
            <text:p>1.15E-05</text:p>
          </table:table-cell>
          <table:table-cell table:style-name="ce1" office:value-type="float" office:value="0.0000922184614515343" calcext:value-type="float">
            <text:p>9.22E-05</text:p>
          </table:table-cell>
          <table:table-cell office:value-type="float" office:value="0.000000112357990709311" calcext:value-type="float">
            <text:p>1.12E-07</text:p>
          </table:table-cell>
          <table:table-cell office:value-type="float" office:value="0.00000229086917077687" calcext:value-type="float">
            <text:p>2.29E-06</text:p>
          </table:table-cell>
          <table:table-cell table:style-name="ce1" office:value-type="float" office:value="0.0000461092304516685" calcext:value-type="float">
            <text:p>4.61E-05</text:p>
          </table:table-cell>
          <table:table-cell office:value-type="float" office:value="0.999999998934339" calcext:value-type="float">
            <text:p>0.999999998934339</text:p>
          </table:table-cell>
        </table:table-row>
        <table:table-row table:style-name="ro1">
          <table:table-cell office:value-type="float" office:value="0.00010365202594298" calcext:value-type="float">
            <text:p>0.000103652025943</text:p>
          </table:table-cell>
          <table:table-cell table:style-name="ce1" office:value-type="float" office:value="0.0000113586351732727" calcext:value-type="float">
            <text:p>1.14E-05</text:p>
          </table:table-cell>
          <table:table-cell table:style-name="ce1" office:value-type="float" office:value="0.0000918715914228797" calcext:value-type="float">
            <text:p>9.19E-05</text:p>
          </table:table-cell>
          <table:table-cell office:value-type="float" office:value="0.000000297741309251742" calcext:value-type="float">
            <text:p>2.98E-07</text:p>
          </table:table-cell>
          <table:table-cell office:value-type="float" office:value="0.000000995232211596946" calcext:value-type="float">
            <text:p>9.95E-07</text:p>
          </table:table-cell>
          <table:table-cell table:style-name="ce1" office:value-type="float" office:value="0.000045935795398897" calcext:value-type="float">
            <text:p>4.59E-05</text:p>
          </table:table-cell>
          <table:table-cell office:value-type="float" office:value="0.999999998944412" calcext:value-type="float">
            <text:p>0.999999998944412</text:p>
          </table:table-cell>
        </table:table-row>
        <table:table-row table:style-name="ro1">
          <table:table-cell office:value-type="float" office:value="0.000102974472020012" calcext:value-type="float">
            <text:p>0.00010297447202</text:p>
          </table:table-cell>
          <table:table-cell table:style-name="ce1" office:value-type="float" office:value="0.0000111562391335619" calcext:value-type="float">
            <text:p>1.12E-05</text:p>
          </table:table-cell>
          <table:table-cell table:style-name="ce1" office:value-type="float" office:value="0.0000925713028810181" calcext:value-type="float">
            <text:p>9.26E-05</text:p>
          </table:table-cell>
          <table:table-cell office:value-type="float" office:value="0.000000187701161515733" calcext:value-type="float">
            <text:p>1.88E-07</text:p>
          </table:table-cell>
          <table:table-cell office:value-type="float" office:value="0.00000230516727540966" calcext:value-type="float">
            <text:p>2.31E-06</text:p>
          </table:table-cell>
          <table:table-cell table:style-name="ce1" office:value-type="float" office:value="0.0000462856509909316" calcext:value-type="float">
            <text:p>4.63E-05</text:p>
          </table:table-cell>
          <table:table-cell office:value-type="float" office:value="0.999999998926145" calcext:value-type="float">
            <text:p>0.999999998926145</text:p>
          </table:table-cell>
        </table:table-row>
        <table:table-row table:style-name="ro1">
          <table:table-cell office:value-type="float" office:value="0.000104451510080927" calcext:value-type="float">
            <text:p>0.000104451510081</text:p>
          </table:table-cell>
          <table:table-cell table:style-name="ce1" office:value-type="float" office:value="0.0000112761643466908" calcext:value-type="float">
            <text:p>1.13E-05</text:p>
          </table:table-cell>
          <table:table-cell table:style-name="ce1" office:value-type="float" office:value="0.0000938629224349397" calcext:value-type="float">
            <text:p>9.39E-05</text:p>
          </table:table-cell>
          <table:table-cell office:value-type="float" office:value="0.000000199291666780379" calcext:value-type="float">
            <text:p>1.99E-07</text:p>
          </table:table-cell>
          <table:table-cell office:value-type="float" office:value="0.00000230738788446721" calcext:value-type="float">
            <text:p>2.31E-06</text:p>
          </table:table-cell>
          <table:table-cell table:style-name="ce1" office:value-type="float" office:value="0.0000469314607400246" calcext:value-type="float">
            <text:p>4.69E-05</text:p>
          </table:table-cell>
          <table:table-cell office:value-type="float" office:value="0.999999998896037" calcext:value-type="float">
            <text:p>0.999999998896037</text:p>
          </table:table-cell>
        </table:table-row>
        <table:table-row table:style-name="ro1">
          <table:table-cell office:value-type="float" office:value="0.000105924837720872" calcext:value-type="float">
            <text:p>0.000105924837721</text:p>
          </table:table-cell>
          <table:table-cell table:style-name="ce1" office:value-type="float" office:value="0.0000113944327713022" calcext:value-type="float">
            <text:p>1.14E-05</text:p>
          </table:table-cell>
          <table:table-cell table:style-name="ce1" office:value-type="float" office:value="0.0000951452247904741" calcext:value-type="float">
            <text:p>9.51E-05</text:p>
          </table:table-cell>
          <table:table-cell office:value-type="float" office:value="0.00000020842379451487" calcext:value-type="float">
            <text:p>2.08E-07</text:p>
          </table:table-cell>
          <table:table-cell office:value-type="float" office:value="0.00000230904950985053" calcext:value-type="float">
            <text:p>2.31E-06</text:p>
          </table:table-cell>
          <table:table-cell table:style-name="ce1" office:value-type="float" office:value="0.0000475726118956527" calcext:value-type="float">
            <text:p>4.76E-05</text:p>
          </table:table-cell>
          <table:table-cell office:value-type="float" office:value="0.999999998865736" calcext:value-type="float">
            <text:p>0.999999998865736</text:p>
          </table:table-cell>
        </table:table-row>
        <table:table-row table:style-name="ro1">
          <table:table-cell office:value-type="float" office:value="0.000108185212740253" calcext:value-type="float">
            <text:p>0.00010818521274</text:p>
          </table:table-cell>
          <table:table-cell table:style-name="ce1" office:value-type="float" office:value="0.00001239527611744" calcext:value-type="float">
            <text:p>1.24E-05</text:p>
          </table:table-cell>
          <table:table-cell table:style-name="ce1" office:value-type="float" office:value="0.0000979278302442245" calcext:value-type="float">
            <text:p>9.79E-05</text:p>
          </table:table-cell>
          <table:table-cell office:value-type="float" office:value="0.00000569003718260183" calcext:value-type="float">
            <text:p>5.69E-06</text:p>
          </table:table-cell>
          <table:table-cell office:value-type="float" office:value="0.00000160434335049354" calcext:value-type="float">
            <text:p>1.60E-06</text:p>
          </table:table-cell>
          <table:table-cell table:style-name="ce1" office:value-type="float" office:value="0.0000489639059743777" calcext:value-type="float">
            <text:p>4.90E-05</text:p>
          </table:table-cell>
          <table:table-cell office:value-type="float" office:value="0.999999998783793" calcext:value-type="float">
            <text:p>0.999999998783793</text:p>
          </table:table-cell>
        </table:table-row>
        <table:table-row table:style-name="ro1">
          <table:table-cell office:value-type="float" office:value="0.000110179754649387" calcext:value-type="float">
            <text:p>0.000110179754649</text:p>
          </table:table-cell>
          <table:table-cell table:style-name="ce1" office:value-type="float" office:value="0.0000117325113293546" calcext:value-type="float">
            <text:p>1.17E-05</text:p>
          </table:table-cell>
          <table:table-cell table:style-name="ce1" office:value-type="float" office:value="0.0000994509966663405" calcext:value-type="float">
            <text:p>9.95E-05</text:p>
          </table:table-cell>
          <table:table-cell office:value-type="float" office:value="0.00000032939587252068" calcext:value-type="float">
            <text:p>3.29E-07</text:p>
          </table:table-cell>
          <table:table-cell office:value-type="float" office:value="0.00000213584373399802" calcext:value-type="float">
            <text:p>2.14E-06</text:p>
          </table:table-cell>
          <table:table-cell table:style-name="ce1" office:value-type="float" office:value="0.0000497254976088025" calcext:value-type="float">
            <text:p>4.97E-05</text:p>
          </table:table-cell>
          <table:table-cell office:value-type="float" office:value="0.999999998761352" calcext:value-type="float">
            <text:p>0.999999998761352</text:p>
          </table:table-cell>
        </table:table-row>
        <table:table-row table:style-name="ro1">
          <table:table-cell office:value-type="float" office:value="0.00011175835537125" calcext:value-type="float">
            <text:p>0.000111758355371</text:p>
          </table:table-cell>
          <table:table-cell table:style-name="ce1" office:value-type="float" office:value="0.0000116690141638562" calcext:value-type="float">
            <text:p>1.17E-05</text:p>
          </table:table-cell>
          <table:table-cell office:value-type="float" office:value="0.000100817483540744" calcext:value-type="float">
            <text:p>0.000100817483541</text:p>
          </table:table-cell>
          <table:table-cell office:value-type="float" office:value="0.0000000959647491720778" calcext:value-type="float">
            <text:p>9.60E-08</text:p>
          </table:table-cell>
          <table:table-cell office:value-type="float" office:value="0.00000228773188005222" calcext:value-type="float">
            <text:p>2.29E-06</text:p>
          </table:table-cell>
          <table:table-cell table:style-name="ce1" office:value-type="float" office:value="0.0000504087415290865" calcext:value-type="float">
            <text:p>5.04E-05</text:p>
          </table:table-cell>
          <table:table-cell office:value-type="float" office:value="0.999999998726858" calcext:value-type="float">
            <text:p>0.999999998726858</text:p>
          </table:table-cell>
        </table:table-row>
        <table:table-row table:style-name="ro1">
          <table:table-cell office:value-type="float" office:value="0.000113238883178213" calcext:value-type="float">
            <text:p>0.000113238883178</text:p>
          </table:table-cell>
          <table:table-cell table:style-name="ce1" office:value-type="float" office:value="0.0000117948641261107" calcext:value-type="float">
            <text:p>1.18E-05</text:p>
          </table:table-cell>
          <table:table-cell office:value-type="float" office:value="0.000102105860808248" calcext:value-type="float">
            <text:p>0.000102105860808</text:p>
          </table:table-cell>
          <table:table-cell office:value-type="float" office:value="0.000000130341285490131" calcext:value-type="float">
            <text:p>1.30E-07</text:p>
          </table:table-cell>
          <table:table-cell office:value-type="float" office:value="0.00000229411254572822" calcext:value-type="float">
            <text:p>2.29E-06</text:p>
          </table:table-cell>
          <table:table-cell table:style-name="ce1" office:value-type="float" office:value="0.0000510529300825265" calcext:value-type="float">
            <text:p>5.11E-05</text:p>
          </table:table-cell>
          <table:table-cell office:value-type="float" office:value="0.999999998694159" calcext:value-type="float">
            <text:p>0.999999998694159</text:p>
          </table:table-cell>
        </table:table-row>
        <table:table-row table:style-name="ro1">
          <table:table-cell office:value-type="float" office:value="0.00011474964216357" calcext:value-type="float">
            <text:p>0.000114749642164</text:p>
          </table:table-cell>
          <table:table-cell table:style-name="ce1" office:value-type="float" office:value="0.0000120872467902389" calcext:value-type="float">
            <text:p>1.21E-05</text:p>
          </table:table-cell>
          <table:table-cell office:value-type="float" office:value="0.000103374921686453" calcext:value-type="float">
            <text:p>0.000103374921686</text:p>
          </table:table-cell>
          <table:table-cell office:value-type="float" office:value="0.000000403750803622588" calcext:value-type="float">
            <text:p>4.04E-07</text:p>
          </table:table-cell>
          <table:table-cell office:value-type="float" office:value="0.00000215369691156133" calcext:value-type="float">
            <text:p>2.15E-06</text:p>
          </table:table-cell>
          <table:table-cell table:style-name="ce1" office:value-type="float" office:value="0.0000516874599502998" calcext:value-type="float">
            <text:p>5.17E-05</text:p>
          </table:table-cell>
          <table:table-cell office:value-type="float" office:value="0.999999998661803" calcext:value-type="float">
            <text:p>0.999999998661803</text:p>
          </table:table-cell>
        </table:table-row>
        <table:table-row table:style-name="ro1">
          <table:table-cell office:value-type="float" office:value="0.000116219400770667" calcext:value-type="float">
            <text:p>0.000116219400771</text:p>
          </table:table-cell>
          <table:table-cell table:style-name="ce1" office:value-type="float" office:value="0.0000122304929650492" calcext:value-type="float">
            <text:p>1.22E-05</text:p>
          </table:table-cell>
          <table:table-cell office:value-type="float" office:value="0.000104611498804532" calcext:value-type="float">
            <text:p>0.000104611498805</text:p>
          </table:table-cell>
          <table:table-cell office:value-type="float" office:value="0.000000441077369533272" calcext:value-type="float">
            <text:p>4.41E-07</text:p>
          </table:table-cell>
          <table:table-cell office:value-type="float" office:value="0.00000216111141690002" calcext:value-type="float">
            <text:p>2.16E-06</text:p>
          </table:table-cell>
          <table:table-cell table:style-name="ce1" office:value-type="float" office:value="0.0000523057484248369" calcext:value-type="float">
            <text:p>5.23E-05</text:p>
          </table:table-cell>
          <table:table-cell office:value-type="float" office:value="0.999999998629622" calcext:value-type="float">
            <text:p>0.999999998629622</text:p>
          </table:table-cell>
        </table:table-row>
        <table:table-row table:style-name="ro1">
          <table:table-cell office:value-type="float" office:value="0.000117605145389998" calcext:value-type="float">
            <text:p>0.00011760514539</text:p>
          </table:table-cell>
          <table:table-cell table:style-name="ce1" office:value-type="float" office:value="0.0000121398630310379" calcext:value-type="float">
            <text:p>1.21E-05</text:p>
          </table:table-cell>
          <table:table-cell office:value-type="float" office:value="0.000105993318591282" calcext:value-type="float">
            <text:p>0.000105993318591</text:p>
          </table:table-cell>
          <table:table-cell office:value-type="float" office:value="0.000000188262746461465" calcext:value-type="float">
            <text:p>1.88E-07</text:p>
          </table:table-cell>
          <table:table-cell office:value-type="float" office:value="0.00000230527799297499" calcext:value-type="float">
            <text:p>2.31E-06</text:p>
          </table:table-cell>
          <table:table-cell table:style-name="ce1" office:value-type="float" office:value="0.0000529966588364134" calcext:value-type="float">
            <text:p>5.30E-05</text:p>
          </table:table-cell>
          <table:table-cell office:value-type="float" office:value="0.999999998593002" calcext:value-type="float">
            <text:p>0.999999998593002</text:p>
          </table:table-cell>
        </table:table-row>
        <table:table-row table:style-name="ro1">
          <table:table-cell office:value-type="float" office:value="0.00011914840342242" calcext:value-type="float">
            <text:p>0.000119148403422</text:p>
          </table:table-cell>
          <table:table-cell table:style-name="ce1" office:value-type="float" office:value="0.0000124510888520487" calcext:value-type="float">
            <text:p>1.25E-05</text:p>
          </table:table-cell>
          <table:table-cell office:value-type="float" office:value="0.00010720997812659" calcext:value-type="float">
            <text:p>0.000107209978127</text:p>
          </table:table-cell>
          <table:table-cell office:value-type="float" office:value="0.000000466817825387751" calcext:value-type="float">
            <text:p>4.67E-07</text:p>
          </table:table-cell>
          <table:table-cell office:value-type="float" office:value="0.00000216630626686933" calcext:value-type="float">
            <text:p>2.17E-06</text:p>
          </table:table-cell>
          <table:table-cell table:style-name="ce1" office:value-type="float" office:value="0.0000536049880259808" calcext:value-type="float">
            <text:p>5.36E-05</text:p>
          </table:table-cell>
          <table:table-cell office:value-type="float" office:value="0.999999998560797" calcext:value-type="float">
            <text:p>0.999999998560797</text:p>
          </table:table-cell>
        </table:table-row>
        <table:table-row table:style-name="ro1">
          <table:table-cell office:value-type="float" office:value="0.000120518156268901" calcext:value-type="float">
            <text:p>0.000120518156269</text:p>
          </table:table-cell>
          <table:table-cell table:style-name="ce1" office:value-type="float" office:value="0.0000123466823533845" calcext:value-type="float">
            <text:p>1.23E-05</text:p>
          </table:table-cell>
          <table:table-cell office:value-type="float" office:value="0.000108612202608668" calcext:value-type="float">
            <text:p>0.000108612202609</text:p>
          </table:table-cell>
          <table:table-cell office:value-type="float" office:value="0.000000208725320815695" calcext:value-type="float">
            <text:p>2.09E-07</text:p>
          </table:table-cell>
          <table:table-cell office:value-type="float" office:value="0.00000230901430299145" calcext:value-type="float">
            <text:p>2.31E-06</text:p>
          </table:table-cell>
          <table:table-cell table:style-name="ce1" office:value-type="float" office:value="0.0000543061007952583" calcext:value-type="float">
            <text:p>5.43E-05</text:p>
          </table:table-cell>
          <table:table-cell office:value-type="float" office:value="0.999999998522736" calcext:value-type="float">
            <text:p>0.999999998522736</text:p>
          </table:table-cell>
        </table:table-row>
        <table:table-row table:style-name="ro1">
          <table:table-cell office:value-type="float" office:value="0.000122056715487595" calcext:value-type="float">
            <text:p>0.000122056715488</text:p>
          </table:table-cell>
          <table:table-cell table:style-name="ce1" office:value-type="float" office:value="0.0000126613640516126" calcext:value-type="float">
            <text:p>1.27E-05</text:p>
          </table:table-cell>
          <table:table-cell office:value-type="float" office:value="0.000109825424064671" calcext:value-type="float">
            <text:p>0.000109825424065</text:p>
          </table:table-cell>
          <table:table-cell office:value-type="float" office:value="0.000000481139349537969" calcext:value-type="float">
            <text:p>4.81E-07</text:p>
          </table:table-cell>
          <table:table-cell office:value-type="float" office:value="0.00000216915461139206" calcext:value-type="float">
            <text:p>2.17E-06</text:p>
          </table:table-cell>
          <table:table-cell table:style-name="ce1" office:value-type="float" office:value="0.0000549127109606911" calcext:value-type="float">
            <text:p>5.49E-05</text:p>
          </table:table-cell>
          <table:table-cell office:value-type="float" office:value="0.999999998489829" calcext:value-type="float">
            <text:p>0.999999998489829</text:p>
          </table:table-cell>
        </table:table-row>
        <table:table-row table:style-name="ro1">
          <table:table-cell office:value-type="float" office:value="1.41780097326707" calcext:value-type="float">
            <text:p>1.41780097326707</text:p>
          </table:table-cell>
          <table:table-cell office:value-type="float" office:value="-0.069603998578274" calcext:value-type="float">
            <text:p>-0.069603998578274</text:p>
          </table:table-cell>
          <table:table-cell office:value-type="float" office:value="-0.0375094966863616" calcext:value-type="float">
            <text:p>-0.037509496686362</text:p>
          </table:table-cell>
          <table:table-cell office:value-type="float" office:value="0.000000934465363033343" calcext:value-type="float">
            <text:p>9.34E-07</text:p>
          </table:table-cell>
          <table:table-cell office:value-type="float" office:value="0.00000294192556015711" calcext:value-type="float">
            <text:p>2.94E-06</text:p>
          </table:table-cell>
          <table:table-cell office:value-type="float" office:value="-0.0187536488973349" calcext:value-type="float">
            <text:p>-0.018753648897335</text:p>
          </table:table-cell>
          <table:table-cell office:value-type="float" office:value="0.99982413485748" calcext:value-type="float">
            <text:p>0.99982413485748</text:p>
          </table:table-cell>
        </table:table-row>
        <table:table-row table:style-name="ro1">
          <table:table-cell office:value-type="float" office:value="3.1545361148279" calcext:value-type="float">
            <text:p>3.1545361148279</text:p>
          </table:table-cell>
          <table:table-cell office:value-type="float" office:value="-0.0456917217314338" calcext:value-type="float">
            <text:p>-0.045691721731434</text:p>
          </table:table-cell>
          <table:table-cell office:value-type="float" office:value="0.0253682009704915" calcext:value-type="float">
            <text:p>0.025368200970492</text:p>
          </table:table-cell>
          <table:table-cell office:value-type="float" office:value="0.00000194192750087893" calcext:value-type="float">
            <text:p>1.94E-06</text:p>
          </table:table-cell>
          <table:table-cell office:value-type="float" office:value="-0.00000195494498857267" calcext:value-type="float">
            <text:p>-1.95E-06</text:p>
          </table:table-cell>
          <table:table-cell office:value-type="float" office:value="0.0126837603751729" calcext:value-type="float">
            <text:p>0.012683760375173</text:p>
          </table:table-cell>
          <table:table-cell office:value-type="float" office:value="0.999919557872108" calcext:value-type="float">
            <text:p>0.999919557872108</text:p>
          </table:table-cell>
        </table:table-row>
        <table:table-row table:style-name="ro1">
          <table:table-cell office:value-type="float" office:value="4.88082408974153" calcext:value-type="float">
            <text:p>4.88082408974153</text:p>
          </table:table-cell>
          <table:table-cell office:value-type="float" office:value="0.0304808302849081" calcext:value-type="float">
            <text:p>0.030480830284908</text:p>
          </table:table-cell>
          <table:table-cell office:value-type="float" office:value="0.00230073467730501" calcext:value-type="float">
            <text:p>0.002300734677305</text:p>
          </table:table-cell>
          <table:table-cell office:value-type="float" office:value="-0.00000567078063424021" calcext:value-type="float">
            <text:p>-5.67E-06</text:p>
          </table:table-cell>
          <table:table-cell office:value-type="float" office:value="-0.00000189260440485641" calcext:value-type="float">
            <text:p>-1.89E-06</text:p>
          </table:table-cell>
          <table:table-cell office:value-type="float" office:value="0.00115036707421018" calcext:value-type="float">
            <text:p>0.00115036707421</text:p>
          </table:table-cell>
          <table:table-cell office:value-type="float" office:value="0.999999338309709" calcext:value-type="float">
            <text:p>0.999999338309709</text:p>
          </table:table-cell>
        </table:table-row>
        <table:table-row table:style-name="ro1">
          <table:table-cell office:value-type="float" office:value="5.13483743129023" calcext:value-type="float">
            <text:p>5.13483743129023</text:p>
          </table:table-cell>
          <table:table-cell office:value-type="float" office:value="0.0308824360843318" calcext:value-type="float">
            <text:p>0.030882436084332</text:p>
          </table:table-cell>
          <table:table-cell office:value-type="float" office:value="0.00960344540232778" calcext:value-type="float">
            <text:p>0.009603445402328</text:p>
          </table:table-cell>
          <table:table-cell office:value-type="float" office:value="0.000000319225467032265" calcext:value-type="float">
            <text:p>3.19E-07</text:p>
          </table:table-cell>
          <table:table-cell office:value-type="float" office:value="0.00000148611342446723" calcext:value-type="float">
            <text:p>1.49E-06</text:p>
          </table:table-cell>
          <table:table-cell office:value-type="float" office:value="0.00480170424884248" calcext:value-type="float">
            <text:p>0.004801704248842</text:p>
          </table:table-cell>
          <table:table-cell office:value-type="float" office:value="0.999988471750548" calcext:value-type="float">
            <text:p>0.999988471750548</text:p>
          </table:table-cell>
        </table:table-row>
        <table:table-row table:style-name="ro1">
          <table:table-cell office:value-type="float" office:value="5.11535485488159" calcext:value-type="float">
            <text:p>5.11535485488159</text:p>
          </table:table-cell>
          <table:table-cell office:value-type="float" office:value="0.0306939502075119" calcext:value-type="float">
            <text:p>0.030693950207512</text:p>
          </table:table-cell>
          <table:table-cell office:value-type="float" office:value="0.0096223426473339" calcext:value-type="float">
            <text:p>0.009622342647334</text:p>
          </table:table-cell>
          <table:table-cell office:value-type="float" office:value="0.000000137045977948053" calcext:value-type="float">
            <text:p>1.37E-07</text:p>
          </table:table-cell>
          <table:table-cell office:value-type="float" office:value="0.00000229525071106447" calcext:value-type="float">
            <text:p>2.30E-06</text:p>
          </table:table-cell>
          <table:table-cell office:value-type="float" office:value="0.00481115276234253" calcext:value-type="float">
            <text:p>0.004811152762343</text:p>
          </table:table-cell>
          <table:table-cell office:value-type="float" office:value="0.99998842633493" calcext:value-type="float">
            <text:p>0.99998842633493</text:p>
          </table:table-cell>
        </table:table-row>
        <table:table-row table:style-name="ro1">
          <table:table-cell office:value-type="float" office:value="5.10637895597487" calcext:value-type="float">
            <text:p>5.10637895597487</text:p>
          </table:table-cell>
          <table:table-cell office:value-type="float" office:value="0.0306053478851431" calcext:value-type="float">
            <text:p>0.030605347885143</text:p>
          </table:table-cell>
          <table:table-cell office:value-type="float" office:value="0.0096920405413381" calcext:value-type="float">
            <text:p>0.009692040541338</text:p>
          </table:table-cell>
          <table:table-cell office:value-type="float" office:value="0.000000169494071053815" calcext:value-type="float">
            <text:p>1.69E-07</text:p>
          </table:table-cell>
          <table:table-cell office:value-type="float" office:value="0.00000186941267682668" calcext:value-type="float">
            <text:p>1.87E-06</text:p>
          </table:table-cell>
          <table:table-cell office:value-type="float" office:value="0.00484600130309651" calcext:value-type="float">
            <text:p>0.004846001303097</text:p>
          </table:table-cell>
          <table:table-cell office:value-type="float" office:value="0.999988258064987" calcext:value-type="float">
            <text:p>0.999988258064987</text:p>
          </table:table-cell>
        </table:table-row>
        <table:table-row table:style-name="ro1">
          <table:table-cell office:value-type="float" office:value="5.10143493250378" calcext:value-type="float">
            <text:p>5.10143493250378</text:p>
          </table:table-cell>
          <table:table-cell office:value-type="float" office:value="0.0305562002899403" calcext:value-type="float">
            <text:p>0.03055620028994</text:p>
          </table:table-cell>
          <table:table-cell office:value-type="float" office:value="0.00978035521667891" calcext:value-type="float">
            <text:p>0.009780355216679</text:p>
          </table:table-cell>
          <table:table-cell office:value-type="float" office:value="0.000000162218567256678" calcext:value-type="float">
            <text:p>1.62E-07</text:p>
          </table:table-cell>
          <table:table-cell office:value-type="float" office:value="0.00000230033188290336" calcext:value-type="float">
            <text:p>2.30E-06</text:p>
          </table:table-cell>
          <table:table-cell office:value-type="float" office:value="0.00489015811746581" calcext:value-type="float">
            <text:p>0.004890158117466</text:p>
          </table:table-cell>
          <table:table-cell office:value-type="float" office:value="0.99998804310265" calcext:value-type="float">
            <text:p>0.99998804310265</text:p>
          </table:table-cell>
        </table:table-row>
        <table:table-row table:style-name="ro1">
          <table:table-cell office:value-type="float" office:value="5.09911567429266" calcext:value-type="float">
            <text:p>5.09911567429266</text:p>
          </table:table-cell>
          <table:table-cell office:value-type="float" office:value="0.0305314966770529" calcext:value-type="float">
            <text:p>0.030531496677053</text:p>
          </table:table-cell>
          <table:table-cell office:value-type="float" office:value="0.00986405502459035" calcext:value-type="float">
            <text:p>0.00986405502459</text:p>
          </table:table-cell>
          <table:table-cell office:value-type="float" office:value="0.0000000977447279121464" calcext:value-type="float">
            <text:p>9.77E-08</text:p>
          </table:table-cell>
          <table:table-cell office:value-type="float" office:value="0.00000228769440500382" calcext:value-type="float">
            <text:p>2.29E-06</text:p>
          </table:table-cell>
          <table:table-cell office:value-type="float" office:value="0.00493200751688166" calcext:value-type="float">
            <text:p>0.004932007516882</text:p>
          </table:table-cell>
          <table:table-cell office:value-type="float" office:value="0.999987837574343" calcext:value-type="float">
            <text:p>0.999987837574343</text:p>
          </table:table-cell>
        </table:table-row>
        <table:table-row table:style-name="ro1">
          <table:table-cell office:value-type="float" office:value="5.09793033996212" calcext:value-type="float">
            <text:p>5.09793033996212</text:p>
          </table:table-cell>
          <table:table-cell office:value-type="float" office:value="0.0305189700016989" calcext:value-type="float">
            <text:p>0.030518970001699</text:p>
          </table:table-cell>
          <table:table-cell office:value-type="float" office:value="0.00994953820368617" calcext:value-type="float">
            <text:p>0.009949538203686</text:p>
          </table:table-cell>
          <table:table-cell office:value-type="float" office:value="0.000000444201542668371" calcext:value-type="float">
            <text:p>4.44E-07</text:p>
          </table:table-cell>
          <table:table-cell office:value-type="float" office:value="0.00000216392975132675" calcext:value-type="float">
            <text:p>2.16E-06</text:p>
          </table:table-cell>
          <table:table-cell office:value-type="float" office:value="0.00497474858133694" calcext:value-type="float">
            <text:p>0.004974748581337</text:p>
          </table:table-cell>
          <table:table-cell office:value-type="float" office:value="0.999987625859277" calcext:value-type="float">
            <text:p>0.999987625859277</text:p>
          </table:table-cell>
        </table:table-row>
        <table:table-row table:style-name="ro1">
          <table:table-cell office:value-type="float" office:value="5.09733976022327" calcext:value-type="float">
            <text:p>5.09733976022327</text:p>
          </table:table-cell>
          <table:table-cell office:value-type="float" office:value="0.0305111670117419" calcext:value-type="float">
            <text:p>0.030511167011742</text:p>
          </table:table-cell>
          <table:table-cell office:value-type="float" office:value="0.0100320273562118" calcext:value-type="float">
            <text:p>0.010032027356212</text:p>
          </table:table-cell>
          <table:table-cell office:value-type="float" office:value="0.000000395984076348971" calcext:value-type="float">
            <text:p>3.96E-07</text:p>
          </table:table-cell>
          <table:table-cell office:value-type="float" office:value="0.00000215393350360723" calcext:value-type="float">
            <text:p>2.15E-06</text:p>
          </table:table-cell>
          <table:table-cell office:value-type="float" office:value="0.00501599264309891" calcext:value-type="float">
            <text:p>0.005015992643099</text:p>
          </table:table-cell>
          <table:table-cell office:value-type="float" office:value="0.999987419827374" calcext:value-type="float">
            <text:p>0.999987419827374</text:p>
          </table:table-cell>
        </table:table-row>
        <table:table-row table:style-name="ro1">
          <table:table-cell office:value-type="float" office:value="5.09704256291737" calcext:value-type="float">
            <text:p>5.09704256291737</text:p>
          </table:table-cell>
          <table:table-cell office:value-type="float" office:value="0.0305069834213864" calcext:value-type="float">
            <text:p>0.030506983421387</text:p>
          </table:table-cell>
          <table:table-cell office:value-type="float" office:value="0.0101155349845126" calcext:value-type="float">
            <text:p>0.010115534984513</text:p>
          </table:table-cell>
          <table:table-cell office:value-type="float" office:value="0.000000186766125331211" calcext:value-type="float">
            <text:p>1.87E-07</text:p>
          </table:table-cell>
          <table:table-cell office:value-type="float" office:value="0.00000230497059316385" calcext:value-type="float">
            <text:p>2.30E-06</text:p>
          </table:table-cell>
          <table:table-cell office:value-type="float" office:value="0.00505774592801137" calcext:value-type="float">
            <text:p>0.005057745928011</text:p>
          </table:table-cell>
          <table:table-cell office:value-type="float" office:value="0.999987209518592" calcext:value-type="float">
            <text:p>0.999987209518592</text:p>
          </table:table-cell>
        </table:table-row>
        <table:table-row table:style-name="ro1">
          <table:table-cell office:value-type="float" office:value="5.09689566770587" calcext:value-type="float">
            <text:p>5.09689566770587</text:p>
          </table:table-cell>
          <table:table-cell office:value-type="float" office:value="0.0305036107786834" calcext:value-type="float">
            <text:p>0.030503610778684</text:p>
          </table:table-cell>
          <table:table-cell office:value-type="float" office:value="0.0101961080277679" calcext:value-type="float">
            <text:p>0.010196108027768</text:p>
          </table:table-cell>
          <table:table-cell office:value-type="float" office:value="0.000000144614177481761" calcext:value-type="float">
            <text:p>1.45E-07</text:p>
          </table:table-cell>
          <table:table-cell office:value-type="float" office:value="0.00000229675551502019" calcext:value-type="float">
            <text:p>2.30E-06</text:p>
          </table:table-cell>
          <table:table-cell office:value-type="float" office:value="0.00509803193033812" calcext:value-type="float">
            <text:p>0.005098031930338</text:p>
          </table:table-cell>
          <table:table-cell office:value-type="float" office:value="0.999987004948135" calcext:value-type="float">
            <text:p>0.999987004948135</text:p>
          </table:table-cell>
        </table:table-row>
        <table:table-row table:style-name="ro1">
          <table:table-cell office:value-type="float" office:value="5.09682228180594" calcext:value-type="float">
            <text:p>5.09682228180594</text:p>
          </table:table-cell>
          <table:table-cell office:value-type="float" office:value="0.0305009450291085" calcext:value-type="float">
            <text:p>0.030500945029109</text:p>
          </table:table-cell>
          <table:table-cell office:value-type="float" office:value="0.0102762912813537" calcext:value-type="float">
            <text:p>0.010276291281354</text:p>
          </table:table-cell>
          <table:table-cell office:value-type="float" office:value="0.0000000523070812591715" calcext:value-type="float">
            <text:p>5.23E-08</text:p>
          </table:table-cell>
          <table:table-cell office:value-type="float" office:value="0.0000023315674548753" calcext:value-type="float">
            <text:p>2.33E-06</text:p>
          </table:table-cell>
          <table:table-cell office:value-type="float" office:value="0.00513812303223905" calcext:value-type="float">
            <text:p>0.005138123032239</text:p>
          </table:table-cell>
          <table:table-cell office:value-type="float" office:value="0.99998679975601" calcext:value-type="float">
            <text:p>0.99998679975601</text:p>
          </table:table-cell>
        </table:table-row>
        <table:table-row table:style-name="ro1">
          <table:table-cell office:value-type="float" office:value="5.09678736891602" calcext:value-type="float">
            <text:p>5.09678736891602</text:p>
          </table:table-cell>
          <table:table-cell office:value-type="float" office:value="0.0304998504461367" calcext:value-type="float">
            <text:p>0.030499850446137</text:p>
          </table:table-cell>
          <table:table-cell office:value-type="float" office:value="0.010353777224407" calcext:value-type="float">
            <text:p>0.010353777224407</text:p>
          </table:table-cell>
          <table:table-cell office:value-type="float" office:value="0.000000418340018779426" calcext:value-type="float">
            <text:p>4.18E-07</text:p>
          </table:table-cell>
          <table:table-cell office:value-type="float" office:value="0.00000215859226421225" calcext:value-type="float">
            <text:p>2.16E-06</text:p>
          </table:table-cell>
          <table:table-cell office:value-type="float" office:value="0.00517686548770838" calcext:value-type="float">
            <text:p>0.005176865487708</text:p>
          </table:table-cell>
          <table:table-cell office:value-type="float" office:value="0.999986599939663" calcext:value-type="float">
            <text:p>0.999986599939663</text:p>
          </table:table-cell>
        </table:table-row>
        <table:table-row table:style-name="ro1">
          <table:table-cell office:value-type="float" office:value="5.09676959958455" calcext:value-type="float">
            <text:p>5.09676959958455</text:p>
          </table:table-cell>
          <table:table-cell office:value-type="float" office:value="0.0304977736297781" calcext:value-type="float">
            <text:p>0.030497773629778</text:p>
          </table:table-cell>
          <table:table-cell office:value-type="float" office:value="0.0104367792707732" calcext:value-type="float">
            <text:p>0.010436779270773</text:p>
          </table:table-cell>
          <table:table-cell office:value-type="float" office:value="0.000000354555110705263" calcext:value-type="float">
            <text:p>3.55E-07</text:p>
          </table:table-cell>
          <table:table-cell office:value-type="float" office:value="0.00000214526500888878" calcext:value-type="float">
            <text:p>2.15E-06</text:p>
          </table:table-cell>
          <table:table-cell office:value-type="float" office:value="0.00521836595044774" calcext:value-type="float">
            <text:p>0.005218365950448</text:p>
          </table:table-cell>
          <table:table-cell office:value-type="float" office:value="0.999986384233345" calcext:value-type="float">
            <text:p>0.999986384233345</text:p>
          </table:table-cell>
        </table:table-row>
        <table:table-row table:style-name="ro1">
          <table:table-cell office:value-type="float" office:value="5.03484723004456" calcext:value-type="float">
            <text:p>5.03484723004456</text:p>
          </table:table-cell>
          <table:table-cell office:value-type="float" office:value="0.0306190980986563" calcext:value-type="float">
            <text:p>0.030619098098656</text:p>
          </table:table-cell>
          <table:table-cell office:value-type="float" office:value="-0.0158820430380002" calcext:value-type="float">
            <text:p>-0.015882043038</text:p>
          </table:table-cell>
          <table:table-cell office:value-type="float" office:value="0.00000202261337703158" calcext:value-type="float">
            <text:p>2.02E-06</text:p>
          </table:table-cell>
          <table:table-cell office:value-type="float" office:value="0.00000389711882915578" calcext:value-type="float">
            <text:p>3.90E-06</text:p>
          </table:table-cell>
          <table:table-cell office:value-type="float" office:value="-0.00794093806707813" calcext:value-type="float">
            <text:p>-0.007940938067078</text:p>
          </table:table-cell>
          <table:table-cell office:value-type="float" office:value="0.999968470244605" calcext:value-type="float">
            <text:p>0.999968470244605</text:p>
          </table:table-cell>
        </table:table-row>
        <table:table-row table:style-name="ro1">
          <table:table-cell office:value-type="float" office:value="5.07735534486402" calcext:value-type="float">
            <text:p>5.07735534486402</text:p>
          </table:table-cell>
          <table:table-cell office:value-type="float" office:value="0.028181881015322" calcext:value-type="float">
            <text:p>0.028181881015322</text:p>
          </table:table-cell>
          <table:table-cell office:value-type="float" office:value="-0.0600671757443798" calcext:value-type="float">
            <text:p>-0.06006717574438</text:p>
          </table:table-cell>
          <table:table-cell office:value-type="float" office:value="-0.0000010693426410238" calcext:value-type="float">
            <text:p>-1.07E-06</text:p>
          </table:table-cell>
          <table:table-cell office:value-type="float" office:value="0.0000025089628886079" calcext:value-type="float">
            <text:p>2.51E-06</text:p>
          </table:table-cell>
          <table:table-cell office:value-type="float" office:value="-0.0300290729414075" calcext:value-type="float">
            <text:p>-0.030029072941408</text:p>
          </table:table-cell>
          <table:table-cell office:value-type="float" office:value="0.999549025696509" calcext:value-type="float">
            <text:p>0.999549025696509</text:p>
          </table:table-cell>
        </table:table-row>
        <table:table-row table:style-name="ro1">
          <table:table-cell office:value-type="float" office:value="4.94865380248903" calcext:value-type="float">
            <text:p>4.94865380248903</text:p>
          </table:table-cell>
          <table:table-cell office:value-type="float" office:value="0.0387739185671085" calcext:value-type="float">
            <text:p>0.038773918567109</text:p>
          </table:table-cell>
          <table:table-cell office:value-type="float" office:value="-0.114421730318618" calcext:value-type="float">
            <text:p>-0.114421730318618</text:p>
          </table:table-cell>
          <table:table-cell office:value-type="float" office:value="-0.000000133596070491998" calcext:value-type="float">
            <text:p>-1.34E-07</text:p>
          </table:table-cell>
          <table:table-cell office:value-type="float" office:value="0.000000906033527789496" calcext:value-type="float">
            <text:p>9.06E-07</text:p>
          </table:table-cell>
          <table:table-cell office:value-type="float" office:value="-0.0571796609470147" calcext:value-type="float">
            <text:p>-0.057179660947015</text:p>
          </table:table-cell>
          <table:table-cell office:value-type="float" office:value="0.998363904782793" calcext:value-type="float">
            <text:p>0.998363904782793</text:p>
          </table:table-cell>
        </table:table-row>
        <table:table-row table:style-name="ro1">
          <table:table-cell office:value-type="float" office:value="4.78771343263139" calcext:value-type="float">
            <text:p>4.78771343263139</text:p>
          </table:table-cell>
          <table:table-cell office:value-type="float" office:value="0.0646293753763865" calcext:value-type="float">
            <text:p>0.064629375376387</text:p>
          </table:table-cell>
          <table:table-cell office:value-type="float" office:value="-0.2075535200532" calcext:value-type="float">
            <text:p>-0.2075535200532</text:p>
          </table:table-cell>
          <table:table-cell office:value-type="float" office:value="0.00000135688718985015" calcext:value-type="float">
            <text:p>1.36E-06</text:p>
          </table:table-cell>
          <table:table-cell office:value-type="float" office:value="0.00000196037702644881" calcext:value-type="float">
            <text:p>1.96E-06</text:p>
          </table:table-cell>
          <table:table-cell office:value-type="float" office:value="-0.103590587666034" calcext:value-type="float">
            <text:p>-0.103590587666034</text:p>
          </table:table-cell>
          <table:table-cell office:value-type="float" office:value="0.99462002299437" calcext:value-type="float">
            <text:p>0.99462002299437</text:p>
          </table:table-cell>
        </table:table-row>
        <table:table-row table:style-name="ro1">
          <table:table-cell office:value-type="float" office:value="4.60636007591318" calcext:value-type="float">
            <text:p>4.60636007591318</text:p>
          </table:table-cell>
          <table:table-cell office:value-type="float" office:value="0.113442056758815" calcext:value-type="float">
            <text:p>0.113442056758815</text:p>
          </table:table-cell>
          <table:table-cell office:value-type="float" office:value="-0.319988269582909" calcext:value-type="float">
            <text:p>-0.319988269582909</text:p>
          </table:table-cell>
          <table:table-cell office:value-type="float" office:value="0.00000386952958437343" calcext:value-type="float">
            <text:p>3.87E-06</text:p>
          </table:table-cell>
          <table:table-cell office:value-type="float" office:value="0.00000118269281490266" calcext:value-type="float">
            <text:p>1.18E-06</text:p>
          </table:table-cell>
          <table:table-cell office:value-type="float" office:value="-0.159312416322699" calcext:value-type="float">
            <text:p>-0.159312416322699</text:p>
          </table:table-cell>
          <table:table-cell office:value-type="float" office:value="0.98722821778404" calcext:value-type="float">
            <text:p>0.98722821778404</text:p>
          </table:table-cell>
        </table:table-row>
        <table:table-row table:style-name="ro1">
          <table:table-cell office:value-type="float" office:value="4.40867276985164" calcext:value-type="float">
            <text:p>4.40867276985164</text:p>
          </table:table-cell>
          <table:table-cell office:value-type="float" office:value="0.193200543489511" calcext:value-type="float">
            <text:p>0.193200543489511</text:p>
          </table:table-cell>
          <table:table-cell office:value-type="float" office:value="-0.448442390784977" calcext:value-type="float">
            <text:p>-0.448442390784977</text:p>
          </table:table-cell>
          <table:table-cell office:value-type="float" office:value="-0.00000294074428737536" calcext:value-type="float">
            <text:p>-2.94E-06</text:p>
          </table:table-cell>
          <table:table-cell office:value-type="float" office:value="0.000000509437876564472" calcext:value-type="float">
            <text:p>5.09E-07</text:p>
          </table:table-cell>
          <table:table-cell office:value-type="float" office:value="-0.222347120404911" calcext:value-type="float">
            <text:p>-0.222347120404911</text:p>
          </table:table-cell>
          <table:table-cell office:value-type="float" office:value="0.97496756768558" calcext:value-type="float">
            <text:p>0.97496756768558</text:p>
          </table:table-cell>
        </table:table-row>
        <table:table-row table:style-name="ro1">
          <table:table-cell office:value-type="float" office:value="4.16937870509843" calcext:value-type="float">
            <text:p>4.16937870509843</text:p>
          </table:table-cell>
          <table:table-cell office:value-type="float" office:value="0.334013607727769" calcext:value-type="float">
            <text:p>0.334013607727769</text:p>
          </table:table-cell>
          <table:table-cell office:value-type="float" office:value="-0.61664547406448" calcext:value-type="float">
            <text:p>-0.61664547406448</text:p>
          </table:table-cell>
          <table:table-cell office:value-type="float" office:value="-0.00000206178803365904" calcext:value-type="float">
            <text:p>-2.06E-06</text:p>
          </table:table-cell>
          <table:table-cell office:value-type="float" office:value="0.000000671392009010803" calcext:value-type="float">
            <text:p>6.71E-07</text:p>
          </table:table-cell>
          <table:table-cell office:value-type="float" office:value="-0.303460894264842" calcext:value-type="float">
            <text:p>-0.303460894264842</text:p>
          </table:table-cell>
          <table:table-cell office:value-type="float" office:value="0.952843893640128" calcext:value-type="float">
            <text:p>0.952843893640128</text:p>
          </table:table-cell>
        </table:table-row>
        <table:table-row table:style-name="ro1">
          <table:table-cell office:value-type="float" office:value="3.93281826461026" calcext:value-type="float">
            <text:p>3.93281826461026</text:p>
          </table:table-cell>
          <table:table-cell office:value-type="float" office:value="0.537841254139458" calcext:value-type="float">
            <text:p>0.537841254139458</text:p>
          </table:table-cell>
          <table:table-cell office:value-type="float" office:value="-0.80704409549771" calcext:value-type="float">
            <text:p>-0.80704409549771</text:p>
          </table:table-cell>
          <table:table-cell office:value-type="float" office:value="0.00000197953512670456" calcext:value-type="float">
            <text:p>1.98E-06</text:p>
          </table:table-cell>
          <table:table-cell office:value-type="float" office:value="0.00000274954773280355" calcext:value-type="float">
            <text:p>2.75E-06</text:p>
          </table:table-cell>
          <table:table-cell office:value-type="float" office:value="-0.392659941072433" calcext:value-type="float">
            <text:p>-0.392659941072433</text:p>
          </table:table-cell>
          <table:table-cell office:value-type="float" office:value="0.919683734044217" calcext:value-type="float">
            <text:p>0.919683734044217</text:p>
          </table:table-cell>
        </table:table-row>
        <table:table-row table:style-name="ro1">
          <table:table-cell office:value-type="float" office:value="3.72324797170331" calcext:value-type="float">
            <text:p>3.72324797170331</text:p>
          </table:table-cell>
          <table:table-cell office:value-type="float" office:value="0.808741295714756" calcext:value-type="float">
            <text:p>0.808741295714756</text:p>
          </table:table-cell>
          <table:table-cell office:value-type="float" office:value="-1.01633212390969" calcext:value-type="float">
            <text:p>-1.01633212390969</text:p>
          </table:table-cell>
          <table:table-cell office:value-type="float" office:value="0.0000020701050156535" calcext:value-type="float">
            <text:p>2.07E-06</text:p>
          </table:table-cell>
          <table:table-cell office:value-type="float" office:value="0.00000113785318112032" calcext:value-type="float">
            <text:p>1.14E-06</text:p>
          </table:table-cell>
          <table:table-cell office:value-type="float" office:value="-0.486575867474618" calcext:value-type="float">
            <text:p>-0.486575867474618</text:p>
          </table:table-cell>
          <table:table-cell office:value-type="float" office:value="0.873638326303135" calcext:value-type="float">
            <text:p>0.873638326303135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q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aw</text:p>
          </table:table-cell>
          <table:table-cell table:style-name="ce2" office:value-type="string" calcext:value-type="string">
            <text:p>q_x</text:p>
          </table:table-cell>
          <table:table-cell table:style-name="ce2" office:value-type="string" calcext:value-type="string">
            <text:p>q_y</text:p>
          </table:table-cell>
          <table:table-cell table:style-name="ce2" office:value-type="string" calcext:value-type="string">
            <text:p>q_z</text:p>
          </table:table-cell>
          <table:table-cell table:style-name="ce2" office:value-type="string" calcext:value-type="string">
            <text:p>q_w</text:p>
          </table:table-cell>
          <table:table-cell office:value-type="string" calcext:value-type="string">
            <text:p>Execut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tart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907259712348285" calcext:value-type="float">
            <text:p>9.07E-05</text:p>
          </table:table-cell>
          <table:table-cell table:style-name="ce1" office:value-type="float" office:value="0.000010930262665142" calcext:value-type="float">
            <text:p>1.09E-05</text:p>
          </table:table-cell>
          <table:table-cell table:style-name="ce1" office:value-type="float" office:value="0.0000814084158663468" calcext:value-type="float">
            <text:p>8.14E-05</text:p>
          </table:table-cell>
          <table:table-cell table:style-name="ce1" office:value-type="float" office:value="0.000000422575344441521" calcext:value-type="float">
            <text:p>4.23E-07</text:p>
          </table:table-cell>
          <table:table-cell table:style-name="ce1" office:value-type="float" office:value="0.0000021574651130592" calcext:value-type="float">
            <text:p>2.16E-06</text:p>
          </table:table-cell>
          <table:table-cell table:style-name="ce1" office:value-type="float" office:value="0.0000407042070099613" calcext:value-type="float">
            <text:p>4.07E-05</text:p>
          </table:table-cell>
          <table:table-cell office:value-type="float" office:value="0.999999999169167" calcext:value-type="float">
            <text:p>0.999999999169167</text:p>
          </table:table-cell>
          <table:table-cell office:value-type="string" calcext:value-type="string">
            <text:p>startu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0907259712348285" calcext:value-type="float">
            <text:p>9.07E-05</text:p>
          </table:table-cell>
          <table:table-cell table:style-name="ce1" office:value-type="float" office:value="0.000010930262665142" calcext:value-type="float">
            <text:p>1.09E-05</text:p>
          </table:table-cell>
          <table:table-cell table:style-name="ce1" office:value-type="float" office:value="0.0000814084158663468" calcext:value-type="float">
            <text:p>8.14E-05</text:p>
          </table:table-cell>
          <table:table-cell table:style-name="ce1" office:value-type="float" office:value="0.000000422575344441521" calcext:value-type="float">
            <text:p>4.23E-07</text:p>
          </table:table-cell>
          <table:table-cell table:style-name="ce1" office:value-type="float" office:value="0.0000021574651130592" calcext:value-type="float">
            <text:p>2.16E-06</text:p>
          </table:table-cell>
          <table:table-cell table:style-name="ce1" office:value-type="float" office:value="0.0000407042070099613" calcext:value-type="float">
            <text:p>4.07E-05</text:p>
          </table:table-cell>
          <table:table-cell office:value-type="float" office:value="0.999999999169167" calcext:value-type="float">
            <text:p>0.999999999169167</text:p>
          </table:table-cell>
          <table:table-cell office:value-type="string" calcext:value-type="string">
            <text:p>startu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921957543459362" calcext:value-type="float">
            <text:p>9.22E-05</text:p>
          </table:table-cell>
          <table:table-cell table:style-name="ce1" office:value-type="float" office:value="0.0000110598798980478" calcext:value-type="float">
            <text:p>1.11E-05</text:p>
          </table:table-cell>
          <table:table-cell table:style-name="ce1" office:value-type="float" office:value="0.0000826664762149484" calcext:value-type="float">
            <text:p>8.27E-05</text:p>
          </table:table-cell>
          <table:table-cell table:style-name="ce1" office:value-type="float" office:value="0.000000445411484359422" calcext:value-type="float">
            <text:p>4.45E-07</text:p>
          </table:table-cell>
          <table:table-cell table:style-name="ce1" office:value-type="float" office:value="0.00000216199063222735" calcext:value-type="float">
            <text:p>2.16E-06</text:p>
          </table:table-cell>
          <table:table-cell table:style-name="ce1" office:value-type="float" office:value="0.0000413332371324438" calcext:value-type="float">
            <text:p>4.13E-05</text:p>
          </table:table-cell>
          <table:table-cell office:value-type="float" office:value="0.999999999143346" calcext:value-type="float">
            <text:p>0.999999999143346</text:p>
          </table:table-cell>
          <table:table-cell office:value-type="string" calcext:value-type="string">
            <text:p>startu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936009186892628" calcext:value-type="float">
            <text:p>9.36E-05</text:p>
          </table:table-cell>
          <table:table-cell table:style-name="ce1" office:value-type="float" office:value="0.0000109698897537735" calcext:value-type="float">
            <text:p>1.10E-05</text:p>
          </table:table-cell>
          <table:table-cell table:style-name="ce1" office:value-type="float" office:value="0.0000840441358399439" calcext:value-type="float">
            <text:p>8.40E-05</text:p>
          </table:table-cell>
          <table:table-cell table:style-name="ce1" office:value-type="float" office:value="0.000000193212265998599" calcext:value-type="float">
            <text:p>1.93E-07</text:p>
          </table:table-cell>
          <table:table-cell table:style-name="ce1" office:value-type="float" office:value="0.00000230618350406908" calcext:value-type="float">
            <text:p>2.31E-06</text:p>
          </table:table-cell>
          <table:table-cell table:style-name="ce1" office:value-type="float" office:value="0.0000420220674616871" calcext:value-type="float">
            <text:p>4.20E-05</text:p>
          </table:table-cell>
          <table:table-cell office:value-type="float" office:value="0.999999999114395" calcext:value-type="float">
            <text:p>0.999999999114395</text:p>
          </table:table-cell>
          <table:table-cell office:value-type="string" calcext:value-type="string">
            <text:p>startu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950739551484059" calcext:value-type="float">
            <text:p>9.51E-05</text:p>
          </table:table-cell>
          <table:table-cell table:style-name="ce1" office:value-type="float" office:value="0.0000110794304342149" calcext:value-type="float">
            <text:p>1.11E-05</text:p>
          </table:table-cell>
          <table:table-cell table:style-name="ce1" office:value-type="float" office:value="0.0000853286702308225" calcext:value-type="float">
            <text:p>8.53E-05</text:p>
          </table:table-cell>
          <table:table-cell table:style-name="ce1" office:value-type="float" office:value="0.00000020386979759484" calcext:value-type="float">
            <text:p>2.04E-07</text:p>
          </table:table-cell>
          <table:table-cell table:style-name="ce1" office:value-type="float" office:value="0.00000230823703377797" calcext:value-type="float">
            <text:p>2.31E-06</text:p>
          </table:table-cell>
          <table:table-cell table:style-name="ce1" office:value-type="float" office:value="0.0000426643346315481" calcext:value-type="float">
            <text:p>4.27E-05</text:p>
          </table:table-cell>
          <table:table-cell office:value-type="float" office:value="0.999999999087193" calcext:value-type="float">
            <text:p>0.999999999087193</text:p>
          </table:table-cell>
          <table:table-cell office:value-type="string" calcext:value-type="string">
            <text:p>star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965246609971882" calcext:value-type="float">
            <text:p>9.65E-05</text:p>
          </table:table-cell>
          <table:table-cell table:style-name="ce1" office:value-type="float" office:value="0.0000111920262646363" calcext:value-type="float">
            <text:p>1.12E-05</text:p>
          </table:table-cell>
          <table:table-cell table:style-name="ce1" office:value-type="float" office:value="0.000086622191166637" calcext:value-type="float">
            <text:p>8.66E-05</text:p>
          </table:table-cell>
          <table:table-cell table:style-name="ce1" office:value-type="float" office:value="0.000000212508797089975" calcext:value-type="float">
            <text:p>2.13E-07</text:p>
          </table:table-cell>
          <table:table-cell table:style-name="ce1" office:value-type="float" office:value="0.00000230990720679064" calcext:value-type="float">
            <text:p>2.31E-06</text:p>
          </table:table-cell>
          <table:table-cell table:style-name="ce1" office:value-type="float" office:value="0.0000433110950785563" calcext:value-type="float">
            <text:p>4.33E-05</text:p>
          </table:table-cell>
          <table:table-cell office:value-type="float" office:value="0.999999999059384" calcext:value-type="float">
            <text:p>0.999999999059384</text:p>
          </table:table-cell>
          <table:table-cell office:value-type="string" calcext:value-type="string">
            <text:p>startu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990356286168503" calcext:value-type="float">
            <text:p>9.90E-05</text:p>
          </table:table-cell>
          <table:table-cell table:style-name="ce1" office:value-type="float" office:value="0.0000112656184895188" calcext:value-type="float">
            <text:p>1.13E-05</text:p>
          </table:table-cell>
          <table:table-cell table:style-name="ce1" office:value-type="float" office:value="0.0000896615493990901" calcext:value-type="float">
            <text:p>8.97E-05</text:p>
          </table:table-cell>
          <table:table-cell table:style-name="ce1" office:value-type="float" office:value="0.000000063095148027763" calcext:value-type="float">
            <text:p>6.31E-08</text:p>
          </table:table-cell>
          <table:table-cell table:style-name="ce1" office:value-type="float" office:value="0.00000193446054146336" calcext:value-type="float">
            <text:p>1.93E-06</text:p>
          </table:table-cell>
          <table:table-cell table:style-name="ce1" office:value-type="float" office:value="0.0000448307745622217" calcext:value-type="float">
            <text:p>4.48E-05</text:p>
          </table:table-cell>
          <table:table-cell office:value-type="float" office:value="0.999999998993228" calcext:value-type="float">
            <text:p>0.999999998993228</text:p>
          </table:table-cell>
          <table:table-cell office:value-type="string" calcext:value-type="string">
            <text:p>startu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00951496780299" calcext:value-type="float">
            <text:p>0.00010095149678</text:p>
          </table:table-cell>
          <table:table-cell table:style-name="ce1" office:value-type="float" office:value="0.0000115656612908602" calcext:value-type="float">
            <text:p>1.16E-05</text:p>
          </table:table-cell>
          <table:table-cell table:style-name="ce1" office:value-type="float" office:value="0.00009086971485422" calcext:value-type="float">
            <text:p>9.09E-05</text:p>
          </table:table-cell>
          <table:table-cell table:style-name="ce1" office:value-type="float" office:value="0.000000347198285619811" calcext:value-type="float">
            <text:p>3.47E-07</text:p>
          </table:table-cell>
          <table:table-cell table:style-name="ce1" office:value-type="float" office:value="0.00000214238801379715" calcext:value-type="float">
            <text:p>2.14E-06</text:p>
          </table:table-cell>
          <table:table-cell table:style-name="ce1" office:value-type="float" office:value="0.0000454348566673344" calcext:value-type="float">
            <text:p>4.54E-05</text:p>
          </table:table-cell>
          <table:table-cell office:value-type="float" office:value="0.999999998965482" calcext:value-type="float">
            <text:p>0.999999998965482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02424922435007" calcext:value-type="float">
            <text:p>0.000102424922435</text:p>
          </table:table-cell>
          <table:table-cell table:style-name="ce1" office:value-type="float" office:value="0.0000114990695207122" calcext:value-type="float">
            <text:p>1.15E-05</text:p>
          </table:table-cell>
          <table:table-cell table:style-name="ce1" office:value-type="float" office:value="0.0000922184614515343" calcext:value-type="float">
            <text:p>9.22E-05</text:p>
          </table:table-cell>
          <table:table-cell table:style-name="ce1" office:value-type="float" office:value="0.000000112357990709311" calcext:value-type="float">
            <text:p>1.12E-07</text:p>
          </table:table-cell>
          <table:table-cell table:style-name="ce1" office:value-type="float" office:value="0.00000229086917077687" calcext:value-type="float">
            <text:p>2.29E-06</text:p>
          </table:table-cell>
          <table:table-cell table:style-name="ce1" office:value-type="float" office:value="0.0000461092304516685" calcext:value-type="float">
            <text:p>4.61E-05</text:p>
          </table:table-cell>
          <table:table-cell office:value-type="float" office:value="0.999999998934339" calcext:value-type="float">
            <text:p>0.999999998934339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0365202594298" calcext:value-type="float">
            <text:p>0.000103652025943</text:p>
          </table:table-cell>
          <table:table-cell table:style-name="ce1" office:value-type="float" office:value="0.0000113586351732727" calcext:value-type="float">
            <text:p>1.14E-05</text:p>
          </table:table-cell>
          <table:table-cell table:style-name="ce1" office:value-type="float" office:value="0.0000918715914228797" calcext:value-type="float">
            <text:p>9.19E-05</text:p>
          </table:table-cell>
          <table:table-cell table:style-name="ce1" office:value-type="float" office:value="0.000000297741309251742" calcext:value-type="float">
            <text:p>2.98E-07</text:p>
          </table:table-cell>
          <table:table-cell table:style-name="ce1" office:value-type="float" office:value="0.000000995232211596946" calcext:value-type="float">
            <text:p>9.95E-07</text:p>
          </table:table-cell>
          <table:table-cell table:style-name="ce1" office:value-type="float" office:value="0.000045935795398897" calcext:value-type="float">
            <text:p>4.59E-05</text:p>
          </table:table-cell>
          <table:table-cell office:value-type="float" office:value="0.999999998944412" calcext:value-type="float">
            <text:p>0.999999998944412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02974472020012" calcext:value-type="float">
            <text:p>0.00010297447202</text:p>
          </table:table-cell>
          <table:table-cell table:style-name="ce1" office:value-type="float" office:value="0.0000111562391335619" calcext:value-type="float">
            <text:p>1.12E-05</text:p>
          </table:table-cell>
          <table:table-cell table:style-name="ce1" office:value-type="float" office:value="0.0000925713028810181" calcext:value-type="float">
            <text:p>9.26E-05</text:p>
          </table:table-cell>
          <table:table-cell table:style-name="ce1" office:value-type="float" office:value="0.000000187701161515733" calcext:value-type="float">
            <text:p>1.88E-07</text:p>
          </table:table-cell>
          <table:table-cell table:style-name="ce1" office:value-type="float" office:value="0.00000230516727540966" calcext:value-type="float">
            <text:p>2.31E-06</text:p>
          </table:table-cell>
          <table:table-cell table:style-name="ce1" office:value-type="float" office:value="0.0000462856509909316" calcext:value-type="float">
            <text:p>4.63E-05</text:p>
          </table:table-cell>
          <table:table-cell office:value-type="float" office:value="0.999999998926145" calcext:value-type="float">
            <text:p>0.999999998926145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04451510080927" calcext:value-type="float">
            <text:p>0.000104451510081</text:p>
          </table:table-cell>
          <table:table-cell table:style-name="ce1" office:value-type="float" office:value="0.0000112761643466908" calcext:value-type="float">
            <text:p>1.13E-05</text:p>
          </table:table-cell>
          <table:table-cell table:style-name="ce1" office:value-type="float" office:value="0.0000938629224349397" calcext:value-type="float">
            <text:p>9.39E-05</text:p>
          </table:table-cell>
          <table:table-cell table:style-name="ce1" office:value-type="float" office:value="0.000000199291666780379" calcext:value-type="float">
            <text:p>1.99E-07</text:p>
          </table:table-cell>
          <table:table-cell table:style-name="ce1" office:value-type="float" office:value="0.00000230738788446721" calcext:value-type="float">
            <text:p>2.31E-06</text:p>
          </table:table-cell>
          <table:table-cell table:style-name="ce1" office:value-type="float" office:value="0.0000469314607400246" calcext:value-type="float">
            <text:p>4.69E-05</text:p>
          </table:table-cell>
          <table:table-cell office:value-type="float" office:value="0.999999998896037" calcext:value-type="float">
            <text:p>0.999999998896037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05924837720872" calcext:value-type="float">
            <text:p>0.000105924837721</text:p>
          </table:table-cell>
          <table:table-cell table:style-name="ce1" office:value-type="float" office:value="0.0000113944327713022" calcext:value-type="float">
            <text:p>1.14E-05</text:p>
          </table:table-cell>
          <table:table-cell table:style-name="ce1" office:value-type="float" office:value="0.0000951452247904741" calcext:value-type="float">
            <text:p>9.51E-05</text:p>
          </table:table-cell>
          <table:table-cell table:style-name="ce1" office:value-type="float" office:value="0.00000020842379451487" calcext:value-type="float">
            <text:p>2.08E-07</text:p>
          </table:table-cell>
          <table:table-cell table:style-name="ce1" office:value-type="float" office:value="0.00000230904950985053" calcext:value-type="float">
            <text:p>2.31E-06</text:p>
          </table:table-cell>
          <table:table-cell table:style-name="ce1" office:value-type="float" office:value="0.0000475726118956527" calcext:value-type="float">
            <text:p>4.76E-05</text:p>
          </table:table-cell>
          <table:table-cell office:value-type="float" office:value="0.999999998865736" calcext:value-type="float">
            <text:p>0.999999998865736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08185212740253" calcext:value-type="float">
            <text:p>0.00010818521274</text:p>
          </table:table-cell>
          <table:table-cell table:style-name="ce1" office:value-type="float" office:value="0.00001239527611744" calcext:value-type="float">
            <text:p>1.24E-05</text:p>
          </table:table-cell>
          <table:table-cell table:style-name="ce1" office:value-type="float" office:value="0.0000979278302442245" calcext:value-type="float">
            <text:p>9.79E-05</text:p>
          </table:table-cell>
          <table:table-cell table:style-name="ce1" office:value-type="float" office:value="0.00000569003718260183" calcext:value-type="float">
            <text:p>5.69E-06</text:p>
          </table:table-cell>
          <table:table-cell table:style-name="ce1" office:value-type="float" office:value="0.00000160434335049354" calcext:value-type="float">
            <text:p>1.60E-06</text:p>
          </table:table-cell>
          <table:table-cell table:style-name="ce1" office:value-type="float" office:value="0.0000489639059743777" calcext:value-type="float">
            <text:p>4.90E-05</text:p>
          </table:table-cell>
          <table:table-cell office:value-type="float" office:value="0.999999998783793" calcext:value-type="float">
            <text:p>0.999999998783793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10179754649387" calcext:value-type="float">
            <text:p>0.000110179754649</text:p>
          </table:table-cell>
          <table:table-cell table:style-name="ce1" office:value-type="float" office:value="0.0000117325113293546" calcext:value-type="float">
            <text:p>1.17E-05</text:p>
          </table:table-cell>
          <table:table-cell table:style-name="ce1" office:value-type="float" office:value="0.0000994509966663405" calcext:value-type="float">
            <text:p>9.95E-05</text:p>
          </table:table-cell>
          <table:table-cell table:style-name="ce1" office:value-type="float" office:value="0.00000032939587252068" calcext:value-type="float">
            <text:p>3.29E-07</text:p>
          </table:table-cell>
          <table:table-cell table:style-name="ce1" office:value-type="float" office:value="0.00000213584373399802" calcext:value-type="float">
            <text:p>2.14E-06</text:p>
          </table:table-cell>
          <table:table-cell table:style-name="ce1" office:value-type="float" office:value="0.0000497254976088025" calcext:value-type="float">
            <text:p>4.97E-05</text:p>
          </table:table-cell>
          <table:table-cell office:value-type="float" office:value="0.999999998761352" calcext:value-type="float">
            <text:p>0.999999998761352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175835537125" calcext:value-type="float">
            <text:p>0.000111758355371</text:p>
          </table:table-cell>
          <table:table-cell table:style-name="ce1" office:value-type="float" office:value="0.0000116690141638562" calcext:value-type="float">
            <text:p>1.17E-05</text:p>
          </table:table-cell>
          <table:table-cell office:value-type="float" office:value="0.000100817483540744" calcext:value-type="float">
            <text:p>0.000100817483541</text:p>
          </table:table-cell>
          <table:table-cell table:style-name="ce1" office:value-type="float" office:value="0.0000000959647491720778" calcext:value-type="float">
            <text:p>9.60E-08</text:p>
          </table:table-cell>
          <table:table-cell table:style-name="ce1" office:value-type="float" office:value="0.00000228773188005222" calcext:value-type="float">
            <text:p>2.29E-06</text:p>
          </table:table-cell>
          <table:table-cell table:style-name="ce1" office:value-type="float" office:value="0.0000504087415290865" calcext:value-type="float">
            <text:p>5.04E-05</text:p>
          </table:table-cell>
          <table:table-cell office:value-type="float" office:value="0.999999998726858" calcext:value-type="float">
            <text:p>0.999999998726858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13238883178213" calcext:value-type="float">
            <text:p>0.000113238883178</text:p>
          </table:table-cell>
          <table:table-cell table:style-name="ce1" office:value-type="float" office:value="0.0000117948641261107" calcext:value-type="float">
            <text:p>1.18E-05</text:p>
          </table:table-cell>
          <table:table-cell office:value-type="float" office:value="0.000102105860808248" calcext:value-type="float">
            <text:p>0.000102105860808</text:p>
          </table:table-cell>
          <table:table-cell table:style-name="ce1" office:value-type="float" office:value="0.000000130341285490131" calcext:value-type="float">
            <text:p>1.30E-07</text:p>
          </table:table-cell>
          <table:table-cell table:style-name="ce1" office:value-type="float" office:value="0.00000229411254572822" calcext:value-type="float">
            <text:p>2.29E-06</text:p>
          </table:table-cell>
          <table:table-cell table:style-name="ce1" office:value-type="float" office:value="0.0000510529300825265" calcext:value-type="float">
            <text:p>5.11E-05</text:p>
          </table:table-cell>
          <table:table-cell office:value-type="float" office:value="0.999999998694159" calcext:value-type="float">
            <text:p>0.999999998694159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1474964216357" calcext:value-type="float">
            <text:p>0.000114749642164</text:p>
          </table:table-cell>
          <table:table-cell table:style-name="ce1" office:value-type="float" office:value="0.0000120872467902389" calcext:value-type="float">
            <text:p>1.21E-05</text:p>
          </table:table-cell>
          <table:table-cell office:value-type="float" office:value="0.000103374921686453" calcext:value-type="float">
            <text:p>0.000103374921686</text:p>
          </table:table-cell>
          <table:table-cell table:style-name="ce1" office:value-type="float" office:value="0.000000403750803622588" calcext:value-type="float">
            <text:p>4.04E-07</text:p>
          </table:table-cell>
          <table:table-cell table:style-name="ce1" office:value-type="float" office:value="0.00000215369691156133" calcext:value-type="float">
            <text:p>2.15E-06</text:p>
          </table:table-cell>
          <table:table-cell table:style-name="ce1" office:value-type="float" office:value="0.0000516874599502998" calcext:value-type="float">
            <text:p>5.17E-05</text:p>
          </table:table-cell>
          <table:table-cell office:value-type="float" office:value="0.999999998661803" calcext:value-type="float">
            <text:p>0.999999998661803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16219400770667" calcext:value-type="float">
            <text:p>0.000116219400771</text:p>
          </table:table-cell>
          <table:table-cell table:style-name="ce1" office:value-type="float" office:value="0.0000122304929650492" calcext:value-type="float">
            <text:p>1.22E-05</text:p>
          </table:table-cell>
          <table:table-cell office:value-type="float" office:value="0.000104611498804532" calcext:value-type="float">
            <text:p>0.000104611498805</text:p>
          </table:table-cell>
          <table:table-cell table:style-name="ce1" office:value-type="float" office:value="0.000000441077369533272" calcext:value-type="float">
            <text:p>4.41E-07</text:p>
          </table:table-cell>
          <table:table-cell table:style-name="ce1" office:value-type="float" office:value="0.00000216111141690002" calcext:value-type="float">
            <text:p>2.16E-06</text:p>
          </table:table-cell>
          <table:table-cell table:style-name="ce1" office:value-type="float" office:value="0.0000523057484248369" calcext:value-type="float">
            <text:p>5.23E-05</text:p>
          </table:table-cell>
          <table:table-cell office:value-type="float" office:value="0.999999998629622" calcext:value-type="float">
            <text:p>0.999999998629622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17605145389998" calcext:value-type="float">
            <text:p>0.00011760514539</text:p>
          </table:table-cell>
          <table:table-cell table:style-name="ce1" office:value-type="float" office:value="0.0000121398630310379" calcext:value-type="float">
            <text:p>1.21E-05</text:p>
          </table:table-cell>
          <table:table-cell office:value-type="float" office:value="0.000105993318591282" calcext:value-type="float">
            <text:p>0.000105993318591</text:p>
          </table:table-cell>
          <table:table-cell table:style-name="ce1" office:value-type="float" office:value="0.000000188262746461465" calcext:value-type="float">
            <text:p>1.88E-07</text:p>
          </table:table-cell>
          <table:table-cell table:style-name="ce1" office:value-type="float" office:value="0.00000230527799297499" calcext:value-type="float">
            <text:p>2.31E-06</text:p>
          </table:table-cell>
          <table:table-cell table:style-name="ce1" office:value-type="float" office:value="0.0000529966588364134" calcext:value-type="float">
            <text:p>5.30E-05</text:p>
          </table:table-cell>
          <table:table-cell office:value-type="float" office:value="0.999999998593002" calcext:value-type="float">
            <text:p>0.999999998593002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1914840342242" calcext:value-type="float">
            <text:p>0.000119148403422</text:p>
          </table:table-cell>
          <table:table-cell table:style-name="ce1" office:value-type="float" office:value="0.0000124510888520487" calcext:value-type="float">
            <text:p>1.25E-05</text:p>
          </table:table-cell>
          <table:table-cell office:value-type="float" office:value="0.00010720997812659" calcext:value-type="float">
            <text:p>0.000107209978127</text:p>
          </table:table-cell>
          <table:table-cell table:style-name="ce1" office:value-type="float" office:value="0.000000466817825387751" calcext:value-type="float">
            <text:p>4.67E-07</text:p>
          </table:table-cell>
          <table:table-cell table:style-name="ce1" office:value-type="float" office:value="0.00000216630626686933" calcext:value-type="float">
            <text:p>2.17E-06</text:p>
          </table:table-cell>
          <table:table-cell table:style-name="ce1" office:value-type="float" office:value="0.0000536049880259808" calcext:value-type="float">
            <text:p>5.36E-05</text:p>
          </table:table-cell>
          <table:table-cell office:value-type="float" office:value="0.999999998560797" calcext:value-type="float">
            <text:p>0.999999998560797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20518156268901" calcext:value-type="float">
            <text:p>0.000120518156269</text:p>
          </table:table-cell>
          <table:table-cell table:style-name="ce1" office:value-type="float" office:value="0.0000123466823533845" calcext:value-type="float">
            <text:p>1.23E-05</text:p>
          </table:table-cell>
          <table:table-cell office:value-type="float" office:value="0.000108612202608668" calcext:value-type="float">
            <text:p>0.000108612202609</text:p>
          </table:table-cell>
          <table:table-cell table:style-name="ce1" office:value-type="float" office:value="0.000000208725320815695" calcext:value-type="float">
            <text:p>2.09E-07</text:p>
          </table:table-cell>
          <table:table-cell table:style-name="ce1" office:value-type="float" office:value="0.00000230901430299145" calcext:value-type="float">
            <text:p>2.31E-06</text:p>
          </table:table-cell>
          <table:table-cell table:style-name="ce1" office:value-type="float" office:value="0.0000543061007952583" calcext:value-type="float">
            <text:p>5.43E-05</text:p>
          </table:table-cell>
          <table:table-cell office:value-type="float" office:value="0.999999998522736" calcext:value-type="float">
            <text:p>0.999999998522736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122056715487595" calcext:value-type="float">
            <text:p>0.000122056715488</text:p>
          </table:table-cell>
          <table:table-cell table:style-name="ce1" office:value-type="float" office:value="0.0000126613640516126" calcext:value-type="float">
            <text:p>1.27E-05</text:p>
          </table:table-cell>
          <table:table-cell office:value-type="float" office:value="0.000109825424064671" calcext:value-type="float">
            <text:p>0.000109825424065</text:p>
          </table:table-cell>
          <table:table-cell table:style-name="ce1" office:value-type="float" office:value="0.000000481139349537969" calcext:value-type="float">
            <text:p>4.81E-07</text:p>
          </table:table-cell>
          <table:table-cell table:style-name="ce1" office:value-type="float" office:value="0.00000216915461139206" calcext:value-type="float">
            <text:p>2.17E-06</text:p>
          </table:table-cell>
          <table:table-cell table:style-name="ce1" office:value-type="float" office:value="0.0000549127109606911" calcext:value-type="float">
            <text:p>5.49E-05</text:p>
          </table:table-cell>
          <table:table-cell office:value-type="float" office:value="0.999999998489829" calcext:value-type="float">
            <text:p>0.999999998489829</text:p>
          </table:table-cell>
          <table:table-cell office:value-type="string" calcext:value-type="string">
            <text:p>sitting_not_mov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1780097326707" calcext:value-type="float">
            <text:p>1.41780097326707</text:p>
          </table:table-cell>
          <table:table-cell office:value-type="float" office:value="-0.069603998578274" calcext:value-type="float">
            <text:p>-0.069603998578274</text:p>
          </table:table-cell>
          <table:table-cell office:value-type="float" office:value="-0.0375094966863616" calcext:value-type="float">
            <text:p>-0.037509496686362</text:p>
          </table:table-cell>
          <table:table-cell table:style-name="ce1" office:value-type="float" office:value="0.000000934465363033343" calcext:value-type="float">
            <text:p>9.34E-07</text:p>
          </table:table-cell>
          <table:table-cell table:style-name="ce1" office:value-type="float" office:value="0.00000294192556015711" calcext:value-type="float">
            <text:p>2.94E-06</text:p>
          </table:table-cell>
          <table:table-cell office:value-type="float" office:value="-0.0187536488973349" calcext:value-type="float">
            <text:p>-0.018753648897335</text:p>
          </table:table-cell>
          <table:table-cell office:value-type="float" office:value="0.99982413485748" calcext:value-type="float">
            <text:p>0.99982413485748</text:p>
          </table:table-cell>
          <table:table-cell office:value-type="string" calcext:value-type="string">
            <text:p>moving_east_along_x_axi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1545361148279" calcext:value-type="float">
            <text:p>3.1545361148279</text:p>
          </table:table-cell>
          <table:table-cell office:value-type="float" office:value="-0.0456917217314338" calcext:value-type="float">
            <text:p>-0.045691721731434</text:p>
          </table:table-cell>
          <table:table-cell office:value-type="float" office:value="0.0253682009704915" calcext:value-type="float">
            <text:p>0.025368200970492</text:p>
          </table:table-cell>
          <table:table-cell table:style-name="ce1" office:value-type="float" office:value="0.00000194192750087893" calcext:value-type="float">
            <text:p>1.94E-06</text:p>
          </table:table-cell>
          <table:table-cell table:style-name="ce1" office:value-type="float" office:value="-0.00000195494498857267" calcext:value-type="float">
            <text:p>-1.95E-06</text:p>
          </table:table-cell>
          <table:table-cell office:value-type="float" office:value="0.0126837603751729" calcext:value-type="float">
            <text:p>0.012683760375173</text:p>
          </table:table-cell>
          <table:table-cell office:value-type="float" office:value="0.999919557872108" calcext:value-type="float">
            <text:p>0.999919557872108</text:p>
          </table:table-cell>
          <table:table-cell office:value-type="string" calcext:value-type="string">
            <text:p>moving_east_along_x_ax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88082408974153" calcext:value-type="float">
            <text:p>4.88082408974153</text:p>
          </table:table-cell>
          <table:table-cell office:value-type="float" office:value="0.0304808302849081" calcext:value-type="float">
            <text:p>0.030480830284908</text:p>
          </table:table-cell>
          <table:table-cell office:value-type="float" office:value="0.00230073467730501" calcext:value-type="float">
            <text:p>0.002300734677305</text:p>
          </table:table-cell>
          <table:table-cell table:style-name="ce1" office:value-type="float" office:value="-0.00000567078063424021" calcext:value-type="float">
            <text:p>-5.67E-06</text:p>
          </table:table-cell>
          <table:table-cell table:style-name="ce1" office:value-type="float" office:value="-0.00000189260440485641" calcext:value-type="float">
            <text:p>-1.89E-06</text:p>
          </table:table-cell>
          <table:table-cell office:value-type="float" office:value="0.00115036707421018" calcext:value-type="float">
            <text:p>0.00115036707421</text:p>
          </table:table-cell>
          <table:table-cell office:value-type="float" office:value="0.999999338309709" calcext:value-type="float">
            <text:p>0.999999338309709</text:p>
          </table:table-cell>
          <table:table-cell office:value-type="string" calcext:value-type="string">
            <text:p>moving_east_along_x_ax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13483743129023" calcext:value-type="float">
            <text:p>5.13483743129023</text:p>
          </table:table-cell>
          <table:table-cell office:value-type="float" office:value="0.0308824360843318" calcext:value-type="float">
            <text:p>0.030882436084332</text:p>
          </table:table-cell>
          <table:table-cell office:value-type="float" office:value="0.00960344540232778" calcext:value-type="float">
            <text:p>0.009603445402328</text:p>
          </table:table-cell>
          <table:table-cell table:style-name="ce1" office:value-type="float" office:value="0.000000319225467032265" calcext:value-type="float">
            <text:p>3.19E-07</text:p>
          </table:table-cell>
          <table:table-cell table:style-name="ce1" office:value-type="float" office:value="0.00000148611342446723" calcext:value-type="float">
            <text:p>1.49E-06</text:p>
          </table:table-cell>
          <table:table-cell office:value-type="float" office:value="0.00480170424884248" calcext:value-type="float">
            <text:p>0.004801704248842</text:p>
          </table:table-cell>
          <table:table-cell office:value-type="float" office:value="0.999988471750548" calcext:value-type="float">
            <text:p>0.999988471750548</text:p>
          </table:table-cell>
          <table:table-cell office:value-type="string" calcext:value-type="string">
            <text:p>moving_east_along_x_axi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11535485488159" calcext:value-type="float">
            <text:p>5.11535485488159</text:p>
          </table:table-cell>
          <table:table-cell office:value-type="float" office:value="0.0306939502075119" calcext:value-type="float">
            <text:p>0.030693950207512</text:p>
          </table:table-cell>
          <table:table-cell office:value-type="float" office:value="0.0096223426473339" calcext:value-type="float">
            <text:p>0.009622342647334</text:p>
          </table:table-cell>
          <table:table-cell table:style-name="ce1" office:value-type="float" office:value="0.000000137045977948053" calcext:value-type="float">
            <text:p>1.37E-07</text:p>
          </table:table-cell>
          <table:table-cell table:style-name="ce1" office:value-type="float" office:value="0.00000229525071106447" calcext:value-type="float">
            <text:p>2.30E-06</text:p>
          </table:table-cell>
          <table:table-cell office:value-type="float" office:value="0.00481115276234253" calcext:value-type="float">
            <text:p>0.004811152762343</text:p>
          </table:table-cell>
          <table:table-cell office:value-type="float" office:value="0.99998842633493" calcext:value-type="float">
            <text:p>0.99998842633493</text:p>
          </table:table-cell>
          <table:table-cell office:value-type="string" calcext:value-type="string">
            <text:p>moving_east_along_x_ax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0637895597487" calcext:value-type="float">
            <text:p>5.10637895597487</text:p>
          </table:table-cell>
          <table:table-cell office:value-type="float" office:value="0.0306053478851431" calcext:value-type="float">
            <text:p>0.030605347885143</text:p>
          </table:table-cell>
          <table:table-cell office:value-type="float" office:value="0.0096920405413381" calcext:value-type="float">
            <text:p>0.009692040541338</text:p>
          </table:table-cell>
          <table:table-cell table:style-name="ce1" office:value-type="float" office:value="0.000000169494071053815" calcext:value-type="float">
            <text:p>1.69E-07</text:p>
          </table:table-cell>
          <table:table-cell table:style-name="ce1" office:value-type="float" office:value="0.00000186941267682668" calcext:value-type="float">
            <text:p>1.87E-06</text:p>
          </table:table-cell>
          <table:table-cell office:value-type="float" office:value="0.00484600130309651" calcext:value-type="float">
            <text:p>0.004846001303097</text:p>
          </table:table-cell>
          <table:table-cell office:value-type="float" office:value="0.999988258064987" calcext:value-type="float">
            <text:p>0.999988258064987</text:p>
          </table:table-cell>
          <table:table-cell office:value-type="string" calcext:value-type="string">
            <text:p>moving_east_along_x_ax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10143493250378" calcext:value-type="float">
            <text:p>5.10143493250378</text:p>
          </table:table-cell>
          <table:table-cell office:value-type="float" office:value="0.0305562002899403" calcext:value-type="float">
            <text:p>0.03055620028994</text:p>
          </table:table-cell>
          <table:table-cell office:value-type="float" office:value="0.00978035521667891" calcext:value-type="float">
            <text:p>0.009780355216679</text:p>
          </table:table-cell>
          <table:table-cell table:style-name="ce1" office:value-type="float" office:value="0.000000162218567256678" calcext:value-type="float">
            <text:p>1.62E-07</text:p>
          </table:table-cell>
          <table:table-cell table:style-name="ce1" office:value-type="float" office:value="0.00000230033188290336" calcext:value-type="float">
            <text:p>2.30E-06</text:p>
          </table:table-cell>
          <table:table-cell office:value-type="float" office:value="0.00489015811746581" calcext:value-type="float">
            <text:p>0.004890158117466</text:p>
          </table:table-cell>
          <table:table-cell office:value-type="float" office:value="0.99998804310265" calcext:value-type="float">
            <text:p>0.99998804310265</text:p>
          </table:table-cell>
          <table:table-cell office:value-type="string" calcext:value-type="string">
            <text:p>moving_east_along_x_ax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09911567429266" calcext:value-type="float">
            <text:p>5.09911567429266</text:p>
          </table:table-cell>
          <table:table-cell office:value-type="float" office:value="0.0305314966770529" calcext:value-type="float">
            <text:p>0.030531496677053</text:p>
          </table:table-cell>
          <table:table-cell office:value-type="float" office:value="0.00986405502459035" calcext:value-type="float">
            <text:p>0.00986405502459</text:p>
          </table:table-cell>
          <table:table-cell table:style-name="ce1" office:value-type="float" office:value="0.0000000977447279121464" calcext:value-type="float">
            <text:p>9.77E-08</text:p>
          </table:table-cell>
          <table:table-cell table:style-name="ce1" office:value-type="float" office:value="0.00000228769440500382" calcext:value-type="float">
            <text:p>2.29E-06</text:p>
          </table:table-cell>
          <table:table-cell office:value-type="float" office:value="0.00493200751688166" calcext:value-type="float">
            <text:p>0.004932007516882</text:p>
          </table:table-cell>
          <table:table-cell office:value-type="float" office:value="0.999987837574343" calcext:value-type="float">
            <text:p>0.999987837574343</text:p>
          </table:table-cell>
          <table:table-cell office:value-type="string" calcext:value-type="string">
            <text:p>moving_east_along_x_axi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09793033996212" calcext:value-type="float">
            <text:p>5.09793033996212</text:p>
          </table:table-cell>
          <table:table-cell office:value-type="float" office:value="0.0305189700016989" calcext:value-type="float">
            <text:p>0.030518970001699</text:p>
          </table:table-cell>
          <table:table-cell office:value-type="float" office:value="0.00994953820368617" calcext:value-type="float">
            <text:p>0.009949538203686</text:p>
          </table:table-cell>
          <table:table-cell table:style-name="ce1" office:value-type="float" office:value="0.000000444201542668371" calcext:value-type="float">
            <text:p>4.44E-07</text:p>
          </table:table-cell>
          <table:table-cell table:style-name="ce1" office:value-type="float" office:value="0.00000216392975132675" calcext:value-type="float">
            <text:p>2.16E-06</text:p>
          </table:table-cell>
          <table:table-cell office:value-type="float" office:value="0.00497474858133694" calcext:value-type="float">
            <text:p>0.004974748581337</text:p>
          </table:table-cell>
          <table:table-cell office:value-type="float" office:value="0.999987625859277" calcext:value-type="float">
            <text:p>0.99998762585927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09733976022327" calcext:value-type="float">
            <text:p>5.09733976022327</text:p>
          </table:table-cell>
          <table:table-cell office:value-type="float" office:value="0.0305111670117419" calcext:value-type="float">
            <text:p>0.030511167011742</text:p>
          </table:table-cell>
          <table:table-cell office:value-type="float" office:value="0.0100320273562118" calcext:value-type="float">
            <text:p>0.010032027356212</text:p>
          </table:table-cell>
          <table:table-cell table:style-name="ce1" office:value-type="float" office:value="0.000000395984076348971" calcext:value-type="float">
            <text:p>3.96E-07</text:p>
          </table:table-cell>
          <table:table-cell table:style-name="ce1" office:value-type="float" office:value="0.00000215393350360723" calcext:value-type="float">
            <text:p>2.15E-06</text:p>
          </table:table-cell>
          <table:table-cell office:value-type="float" office:value="0.00501599264309891" calcext:value-type="float">
            <text:p>0.005015992643099</text:p>
          </table:table-cell>
          <table:table-cell office:value-type="float" office:value="0.999987419827374" calcext:value-type="float">
            <text:p>0.99998741982737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09704256291737" calcext:value-type="float">
            <text:p>5.09704256291737</text:p>
          </table:table-cell>
          <table:table-cell office:value-type="float" office:value="0.0305069834213864" calcext:value-type="float">
            <text:p>0.030506983421387</text:p>
          </table:table-cell>
          <table:table-cell office:value-type="float" office:value="0.0101155349845126" calcext:value-type="float">
            <text:p>0.010115534984513</text:p>
          </table:table-cell>
          <table:table-cell table:style-name="ce1" office:value-type="float" office:value="0.000000186766125331211" calcext:value-type="float">
            <text:p>1.87E-07</text:p>
          </table:table-cell>
          <table:table-cell table:style-name="ce1" office:value-type="float" office:value="0.00000230497059316385" calcext:value-type="float">
            <text:p>2.30E-06</text:p>
          </table:table-cell>
          <table:table-cell office:value-type="float" office:value="0.00505774592801137" calcext:value-type="float">
            <text:p>0.005057745928011</text:p>
          </table:table-cell>
          <table:table-cell office:value-type="float" office:value="0.999987209518592" calcext:value-type="float">
            <text:p>0.99998720951859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09689566770587" calcext:value-type="float">
            <text:p>5.09689566770587</text:p>
          </table:table-cell>
          <table:table-cell office:value-type="float" office:value="0.0305036107786834" calcext:value-type="float">
            <text:p>0.030503610778684</text:p>
          </table:table-cell>
          <table:table-cell office:value-type="float" office:value="0.0101961080277679" calcext:value-type="float">
            <text:p>0.010196108027768</text:p>
          </table:table-cell>
          <table:table-cell table:style-name="ce1" office:value-type="float" office:value="0.000000144614177481761" calcext:value-type="float">
            <text:p>1.45E-07</text:p>
          </table:table-cell>
          <table:table-cell table:style-name="ce1" office:value-type="float" office:value="0.00000229675551502019" calcext:value-type="float">
            <text:p>2.30E-06</text:p>
          </table:table-cell>
          <table:table-cell office:value-type="float" office:value="0.00509803193033812" calcext:value-type="float">
            <text:p>0.005098031930338</text:p>
          </table:table-cell>
          <table:table-cell office:value-type="float" office:value="0.999987004948135" calcext:value-type="float">
            <text:p>0.99998700494813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09682228180594" calcext:value-type="float">
            <text:p>5.09682228180594</text:p>
          </table:table-cell>
          <table:table-cell office:value-type="float" office:value="0.0305009450291085" calcext:value-type="float">
            <text:p>0.030500945029109</text:p>
          </table:table-cell>
          <table:table-cell office:value-type="float" office:value="0.0102762912813537" calcext:value-type="float">
            <text:p>0.010276291281354</text:p>
          </table:table-cell>
          <table:table-cell table:style-name="ce1" office:value-type="float" office:value="0.0000000523070812591715" calcext:value-type="float">
            <text:p>5.23E-08</text:p>
          </table:table-cell>
          <table:table-cell table:style-name="ce1" office:value-type="float" office:value="0.0000023315674548753" calcext:value-type="float">
            <text:p>2.33E-06</text:p>
          </table:table-cell>
          <table:table-cell office:value-type="float" office:value="0.00513812303223905" calcext:value-type="float">
            <text:p>0.005138123032239</text:p>
          </table:table-cell>
          <table:table-cell office:value-type="float" office:value="0.99998679975601" calcext:value-type="float">
            <text:p>0.9999867997560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09678736891602" calcext:value-type="float">
            <text:p>5.09678736891602</text:p>
          </table:table-cell>
          <table:table-cell office:value-type="float" office:value="0.0304998504461367" calcext:value-type="float">
            <text:p>0.030499850446137</text:p>
          </table:table-cell>
          <table:table-cell office:value-type="float" office:value="0.010353777224407" calcext:value-type="float">
            <text:p>0.010353777224407</text:p>
          </table:table-cell>
          <table:table-cell table:style-name="ce1" office:value-type="float" office:value="0.000000418340018779426" calcext:value-type="float">
            <text:p>4.18E-07</text:p>
          </table:table-cell>
          <table:table-cell table:style-name="ce1" office:value-type="float" office:value="0.00000215859226421225" calcext:value-type="float">
            <text:p>2.16E-06</text:p>
          </table:table-cell>
          <table:table-cell office:value-type="float" office:value="0.00517686548770838" calcext:value-type="float">
            <text:p>0.005176865487708</text:p>
          </table:table-cell>
          <table:table-cell office:value-type="float" office:value="0.999986599939663" calcext:value-type="float">
            <text:p>0.99998659993966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09676959958455" calcext:value-type="float">
            <text:p>5.09676959958455</text:p>
          </table:table-cell>
          <table:table-cell office:value-type="float" office:value="0.0304977736297781" calcext:value-type="float">
            <text:p>0.030497773629778</text:p>
          </table:table-cell>
          <table:table-cell office:value-type="float" office:value="0.0104367792707732" calcext:value-type="float">
            <text:p>0.010436779270773</text:p>
          </table:table-cell>
          <table:table-cell table:style-name="ce1" office:value-type="float" office:value="0.000000354555110705263" calcext:value-type="float">
            <text:p>3.55E-07</text:p>
          </table:table-cell>
          <table:table-cell table:style-name="ce1" office:value-type="float" office:value="0.00000214526500888878" calcext:value-type="float">
            <text:p>2.15E-06</text:p>
          </table:table-cell>
          <table:table-cell office:value-type="float" office:value="0.00521836595044774" calcext:value-type="float">
            <text:p>0.005218365950448</text:p>
          </table:table-cell>
          <table:table-cell office:value-type="float" office:value="0.999986384233345" calcext:value-type="float">
            <text:p>0.99998638423334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03484723004456" calcext:value-type="float">
            <text:p>5.03484723004456</text:p>
          </table:table-cell>
          <table:table-cell office:value-type="float" office:value="0.0306190980986563" calcext:value-type="float">
            <text:p>0.030619098098656</text:p>
          </table:table-cell>
          <table:table-cell office:value-type="float" office:value="-0.0158820430380002" calcext:value-type="float">
            <text:p>-0.015882043038</text:p>
          </table:table-cell>
          <table:table-cell table:style-name="ce1" office:value-type="float" office:value="0.00000202261337703158" calcext:value-type="float">
            <text:p>2.02E-06</text:p>
          </table:table-cell>
          <table:table-cell table:style-name="ce1" office:value-type="float" office:value="0.00000389711882915578" calcext:value-type="float">
            <text:p>3.90E-06</text:p>
          </table:table-cell>
          <table:table-cell office:value-type="float" office:value="-0.00794093806707813" calcext:value-type="float">
            <text:p>-0.007940938067078</text:p>
          </table:table-cell>
          <table:table-cell office:value-type="float" office:value="0.999968470244605" calcext:value-type="float">
            <text:p>0.99996847024460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07735534486402" calcext:value-type="float">
            <text:p>5.07735534486402</text:p>
          </table:table-cell>
          <table:table-cell office:value-type="float" office:value="0.028181881015322" calcext:value-type="float">
            <text:p>0.028181881015322</text:p>
          </table:table-cell>
          <table:table-cell office:value-type="float" office:value="-0.0600671757443798" calcext:value-type="float">
            <text:p>-0.06006717574438</text:p>
          </table:table-cell>
          <table:table-cell table:style-name="ce1" office:value-type="float" office:value="-0.0000010693426410238" calcext:value-type="float">
            <text:p>-1.07E-06</text:p>
          </table:table-cell>
          <table:table-cell table:style-name="ce1" office:value-type="float" office:value="0.0000025089628886079" calcext:value-type="float">
            <text:p>2.51E-06</text:p>
          </table:table-cell>
          <table:table-cell office:value-type="float" office:value="-0.0300290729414075" calcext:value-type="float">
            <text:p>-0.030029072941408</text:p>
          </table:table-cell>
          <table:table-cell office:value-type="float" office:value="0.999549025696509" calcext:value-type="float">
            <text:p>0.99954902569650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94865380248903" calcext:value-type="float">
            <text:p>4.94865380248903</text:p>
          </table:table-cell>
          <table:table-cell office:value-type="float" office:value="0.0387739185671085" calcext:value-type="float">
            <text:p>0.038773918567109</text:p>
          </table:table-cell>
          <table:table-cell office:value-type="float" office:value="-0.114421730318618" calcext:value-type="float">
            <text:p>-0.114421730318618</text:p>
          </table:table-cell>
          <table:table-cell table:style-name="ce1" office:value-type="float" office:value="-0.000000133596070491998" calcext:value-type="float">
            <text:p>-1.34E-07</text:p>
          </table:table-cell>
          <table:table-cell table:style-name="ce1" office:value-type="float" office:value="0.000000906033527789496" calcext:value-type="float">
            <text:p>9.06E-07</text:p>
          </table:table-cell>
          <table:table-cell office:value-type="float" office:value="-0.0571796609470147" calcext:value-type="float">
            <text:p>-0.057179660947015</text:p>
          </table:table-cell>
          <table:table-cell office:value-type="float" office:value="0.998363904782793" calcext:value-type="float">
            <text:p>0.99836390478279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78771343263139" calcext:value-type="float">
            <text:p>4.78771343263139</text:p>
          </table:table-cell>
          <table:table-cell office:value-type="float" office:value="0.0646293753763865" calcext:value-type="float">
            <text:p>0.064629375376387</text:p>
          </table:table-cell>
          <table:table-cell office:value-type="float" office:value="-0.2075535200532" calcext:value-type="float">
            <text:p>-0.2075535200532</text:p>
          </table:table-cell>
          <table:table-cell table:style-name="ce1" office:value-type="float" office:value="0.00000135688718985015" calcext:value-type="float">
            <text:p>1.36E-06</text:p>
          </table:table-cell>
          <table:table-cell table:style-name="ce1" office:value-type="float" office:value="0.00000196037702644881" calcext:value-type="float">
            <text:p>1.96E-06</text:p>
          </table:table-cell>
          <table:table-cell office:value-type="float" office:value="-0.103590587666034" calcext:value-type="float">
            <text:p>-0.103590587666034</text:p>
          </table:table-cell>
          <table:table-cell office:value-type="float" office:value="0.99462002299437" calcext:value-type="float">
            <text:p>0.9946200229943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60636007591318" calcext:value-type="float">
            <text:p>4.60636007591318</text:p>
          </table:table-cell>
          <table:table-cell office:value-type="float" office:value="0.113442056758815" calcext:value-type="float">
            <text:p>0.113442056758815</text:p>
          </table:table-cell>
          <table:table-cell office:value-type="float" office:value="-0.319988269582909" calcext:value-type="float">
            <text:p>-0.319988269582909</text:p>
          </table:table-cell>
          <table:table-cell table:style-name="ce1" office:value-type="float" office:value="0.00000386952958437343" calcext:value-type="float">
            <text:p>3.87E-06</text:p>
          </table:table-cell>
          <table:table-cell table:style-name="ce1" office:value-type="float" office:value="0.00000118269281490266" calcext:value-type="float">
            <text:p>1.18E-06</text:p>
          </table:table-cell>
          <table:table-cell office:value-type="float" office:value="-0.159312416322699" calcext:value-type="float">
            <text:p>-0.159312416322699</text:p>
          </table:table-cell>
          <table:table-cell office:value-type="float" office:value="0.98722821778404" calcext:value-type="float">
            <text:p>0.9872282177840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40867276985164" calcext:value-type="float">
            <text:p>4.40867276985164</text:p>
          </table:table-cell>
          <table:table-cell office:value-type="float" office:value="0.193200543489511" calcext:value-type="float">
            <text:p>0.193200543489511</text:p>
          </table:table-cell>
          <table:table-cell office:value-type="float" office:value="-0.448442390784977" calcext:value-type="float">
            <text:p>-0.448442390784977</text:p>
          </table:table-cell>
          <table:table-cell table:style-name="ce1" office:value-type="float" office:value="-0.00000294074428737536" calcext:value-type="float">
            <text:p>-2.94E-06</text:p>
          </table:table-cell>
          <table:table-cell table:style-name="ce1" office:value-type="float" office:value="0.000000509437876564472" calcext:value-type="float">
            <text:p>5.09E-07</text:p>
          </table:table-cell>
          <table:table-cell office:value-type="float" office:value="-0.222347120404911" calcext:value-type="float">
            <text:p>-0.222347120404911</text:p>
          </table:table-cell>
          <table:table-cell office:value-type="float" office:value="0.97496756768558" calcext:value-type="float">
            <text:p>0.9749675676855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16937870509843" calcext:value-type="float">
            <text:p>4.16937870509843</text:p>
          </table:table-cell>
          <table:table-cell office:value-type="float" office:value="0.334013607727769" calcext:value-type="float">
            <text:p>0.334013607727769</text:p>
          </table:table-cell>
          <table:table-cell office:value-type="float" office:value="-0.61664547406448" calcext:value-type="float">
            <text:p>-0.61664547406448</text:p>
          </table:table-cell>
          <table:table-cell table:style-name="ce1" office:value-type="float" office:value="-0.00000206178803365904" calcext:value-type="float">
            <text:p>-2.06E-06</text:p>
          </table:table-cell>
          <table:table-cell table:style-name="ce1" office:value-type="float" office:value="0.000000671392009010803" calcext:value-type="float">
            <text:p>6.71E-07</text:p>
          </table:table-cell>
          <table:table-cell office:value-type="float" office:value="-0.303460894264842" calcext:value-type="float">
            <text:p>-0.303460894264842</text:p>
          </table:table-cell>
          <table:table-cell office:value-type="float" office:value="0.952843893640128" calcext:value-type="float">
            <text:p>0.9528438936401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93281826461026" calcext:value-type="float">
            <text:p>3.93281826461026</text:p>
          </table:table-cell>
          <table:table-cell office:value-type="float" office:value="0.537841254139458" calcext:value-type="float">
            <text:p>0.537841254139458</text:p>
          </table:table-cell>
          <table:table-cell office:value-type="float" office:value="-0.80704409549771" calcext:value-type="float">
            <text:p>-0.80704409549771</text:p>
          </table:table-cell>
          <table:table-cell table:style-name="ce1" office:value-type="float" office:value="0.00000197953512670456" calcext:value-type="float">
            <text:p>1.98E-06</text:p>
          </table:table-cell>
          <table:table-cell table:style-name="ce1" office:value-type="float" office:value="0.00000274954773280355" calcext:value-type="float">
            <text:p>2.75E-06</text:p>
          </table:table-cell>
          <table:table-cell office:value-type="float" office:value="-0.392659941072433" calcext:value-type="float">
            <text:p>-0.392659941072433</text:p>
          </table:table-cell>
          <table:table-cell office:value-type="float" office:value="0.919683734044217" calcext:value-type="float">
            <text:p>0.91968373404421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72324797170331" calcext:value-type="float">
            <text:p>3.72324797170331</text:p>
          </table:table-cell>
          <table:table-cell office:value-type="float" office:value="0.808741295714756" calcext:value-type="float">
            <text:p>0.808741295714756</text:p>
          </table:table-cell>
          <table:table-cell office:value-type="float" office:value="-1.01633212390969" calcext:value-type="float">
            <text:p>-1.01633212390969</text:p>
          </table:table-cell>
          <table:table-cell table:style-name="ce1" office:value-type="float" office:value="0.0000020701050156535" calcext:value-type="float">
            <text:p>2.07E-06</text:p>
          </table:table-cell>
          <table:table-cell table:style-name="ce1" office:value-type="float" office:value="0.00000113785318112032" calcext:value-type="float">
            <text:p>1.14E-06</text:p>
          </table:table-cell>
          <table:table-cell office:value-type="float" office:value="-0.486575867474618" calcext:value-type="float">
            <text:p>-0.486575867474618</text:p>
          </table:table-cell>
          <table:table-cell office:value-type="float" office:value="0.873638326303135" calcext:value-type="float">
            <text:p>0.873638326303135</text:p>
          </table:table-cell>
          <table:table-cell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04:39:36.063867452</meta:creation-date>
    <dc:date>2023-02-07T05:20:46.351148799</dc:date>
    <meta:editing-duration>PT31M</meta:editing-duration>
    <meta:editing-cycles>1</meta:editing-cycles>
    <meta:document-statistic meta:table-count="2" meta:cell-count="761" meta:object-count="0"/>
    <meta:generator>LibreOffice/6.4.7.2$Linux_X86_64 LibreOffice_project/40$Build-2</meta:generator>
  </office:meta>
</office:document-meta>
</file>